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svg:x="5.20354in" svg:y="0.03898in" svg:width="5.00079in" svg:height="2.6381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5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u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 0</text:p>
          </table:table-cell>
          <table:table-cell office:value-type="float" office:value="155.36386656646636" table:formula="of:=2*PI()*[.B15]*[.B2]/1000" table:style-name="ce1">
            <text:p>155.3638666</text:p>
          </table:table-cell>
          <table:table-cell office:value-type="string" table:style-name="ce1">
            <text:p>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 loss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 rad</text:p>
          </table:table-cell>
          <table:table-cell office:value-type="float" office:value="2.3E-2" table:style-name="ce1">
            <text:p>0.023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erfect grou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 total</text:p>
          </table:table-cell>
          <table:table-cell office:value-type="float" office:value="0.32300000000000001" table:formula="of:=[.B5]+[.B6]" table:style-name="ce1">
            <text:p>0.3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481.00268286831687" table:formula="of:=[.B4]/[.B7]" table:style-name="ce1">
            <text:p>481.00268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W</text:p>
          </table:table-cell>
          <table:table-cell office:value-type="float" office:value="14.68772760533777" table:formula="of:=[.B15]/[.B8]" table:style-name="ce1">
            <text:p>14.68772761</text:p>
          </table:table-cell>
          <table:table-cell office:value-type="string" table:style-name="ce1">
            <text:p>kHz</text:p>
          </table:table-cell>
          <table:table-cell office:value-type="string" table:style-name="ce1">
            <text:p>SWR=2.6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WR1.5 BW</text:p>
          </table:table-cell>
          <table:table-cell office:value-type="float" office:value="6.2985472165393697" table:formula="of:=7.8/18.189*[.B9]" table:style-name="ce1">
            <text:p>6.298547217</text:p>
          </table:table-cell>
          <table:table-cell office:value-type="string" table:style-name="ce1">
            <text:p>kHz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fficiency</text:p>
          </table:table-cell>
          <table:table-cell office:value-type="float" office:value="7.1207430340557281" table:formula="of:=[.B6]/[.B7]*100" table:style-name="ce1">
            <text:p>7.120743034</text:p>
          </table:table-cell>
          <table:table-cell office:value-type="string" table:style-name="ce1">
            <text:p>%</text:p>
          </table:table-cell>
          <table:table-cell office:value-type="float" office:value="-11.474746863135099" table:formula="of:=10*LOG([.B12]/100;10)" table:style-name="ce1">
            <text:p>-11.47474686</text:p>
          </table:table-cell>
          <table:table-cell office:value-type="string" table:style-name="ce1">
            <text:p>d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L Z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t Rre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0</text:p>
          </table:table-cell>
          <table:table-cell office:value-type="float" office:value="7064.8363834065067" table:formula="of:=1000000/2/PI()/SQRT([.B2]*[.B3])" table:style-name="ce1">
            <text:p>7064.836383</text:p>
          </table:table-cell>
          <table:table-cell office:value-type="string" table:style-name="ce1">
            <text:p>kHz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 ste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Hz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 dif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XL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 matched</text:p>
          </table:table-cell>
          <table:table-cell office:value-type="string" table:style-name="ce1">
            <text:p>Refl Coeff</text:p>
          </table:table-cell>
          <table:table-cell office:value-type="string" table:style-name="ce1">
            <text:p>Mod RC</text:p>
          </table:table-cell>
          <table:table-cell office:value-type="string" table:style-name="ce1">
            <text:p>freq difference</text:p>
          </table:table-cell>
          <table:table-cell office:value-type="string" table:style-name="ce1">
            <text:p>SWR</text:p>
          </table:table-cell>
          <table:table-cell office:value-type="string" table:style-name="ce1">
            <text:p>Rel Re Z</text:p>
          </table:table-cell>
          <table:table-cell office:value-type="string" table:style-name="ce1">
            <text:p>Rel Im Z</text:p>
          </table:table-cell>
          <table:table-cell office:value-type="string" table:style-name="ce1">
            <text:p>Rel Total Z</text:p>
          </table:table-cell>
          <table:table-cell office:value-type="string" table:style-name="ce1">
            <text:p>-dB</text:p>
          </table:table-cell>
          <table:table-cell office:value-type="string" table:style-name="ce1">
            <text:p>dB/BW</text:p>
          </table:table-cell>
          <table:table-cell office:value-type="string" table:style-name="ce1">
            <text:p>S pts / BW</text:p>
          </table:table-cell>
          <table:table-cell office:value-type="string" table:style-name="ce1">
            <text:p>Freq / S point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064.8363834065067" table:formula="of:=[.$B$15]+[.A19]" table:style-name="ce1">
            <text:p>7064.836383</text:p>
          </table:table-cell>
          <table:table-cell office:value-type="string" office:string-value="155.363866566466i" table:formula="of:=COMPLEX(0;2*PI()*[.B19]*[.$B$2]/1000)" table:style-name="ce1">
            <text:p>155.363866566466i</text:p>
          </table:table-cell>
          <table:table-cell office:value-type="string" office:string-value="-155.363866566466i" table:formula="of:=COMPLEX(0; -1000000000/2/PI()/[.B19]/[.$B$3])" table:style-name="ce1">
            <text:p>-155.363866566466i</text:p>
          </table:table-cell>
          <table:table-cell office:value-type="string" office:string-value="0.323" table:formula="of:=IMSUM([.C19];[.D19];[.$B$7])" table:style-name="ce1">
            <text:p>0.323</text:p>
          </table:table-cell>
          <table:table-cell office:value-type="string" office:string-value="25" table:formula="of:=IMDIV([.$B$7]*[.$B$14];[.E19])" table:style-name="ce1">
            <text:p>25</text:p>
          </table:table-cell>
          <table:table-cell office:value-type="string" office:string-value="-0.333333333333333" table:formula="of:=IMDIV(IMSUB([.F19];[.$B$13]);IMSUM([.F19];[.$B$13]))" table:style-name="ce1">
            <text:p>-0.333333333333333</text:p>
          </table:table-cell>
          <table:table-cell office:value-type="float" office:value="0.33333333333333298" table:formula="of:=IMABS([.G19])" table:style-name="ce1">
            <text:p>0.333333333</text:p>
          </table:table-cell>
          <table:table-cell office:value-type="float" office:value="0" table:formula="of:=[.A19]" table:style-name="ce1">
            <text:p>0</text:p>
          </table:table-cell>
          <table:table-cell office:value-type="float" office:value="1.9999999999999987" table:formula="of:=(1+[.H19])/(1-[.H19])" table:style-name="ce1">
            <text:p>2</text:p>
          </table:table-cell>
          <table:table-cell office:value-type="float" office:value="0.5" table:formula="of:=IMREAL([.F19])/[.$B$13]" table:style-name="ce1">
            <text:p>0.5</text:p>
          </table:table-cell>
          <table:table-cell office:value-type="float" office:value="0" table:formula="of:=IMAGINARY([.F19])/[.$B$13]" table:style-name="ce1">
            <text:p>0</text:p>
          </table:table-cell>
          <table:table-cell office:value-type="float" office:value="0.5" table:formula="of:=IMABS([.F19])/[.$B$13]" table:style-name="ce1">
            <text:p>0.5</text:p>
          </table:table-cell>
          <table:table-cell office:value-type="float" office:value="-6.0205999132796233" table:formula="of:=20*LOG(IMABS([.F19])/[.$B$13];10)" table:style-name="ce1">
            <text:p>-6.020599913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formula="of:=[.A19]+[.$B$16]" table:style-name="ce1">
            <text:p>1</text:p>
          </table:table-cell>
          <table:table-cell office:value-type="float" office:value="7065.8363834065067" table:formula="of:=[.$B$15]+[.A20]" table:style-name="ce1">
            <text:p>7065.836383</text:p>
          </table:table-cell>
          <table:table-cell office:value-type="string" office:string-value="155.385857715041i" table:formula="of:=COMPLEX(0;2*PI()*[.B20]*[.$B$2]/1000)" table:style-name="ce1">
            <text:p>155.385857715041i</text:p>
          </table:table-cell>
          <table:table-cell office:value-type="string" office:string-value="-155.341878530212i" table:formula="of:=COMPLEX(0; -1000000000/2/PI()/[.B20]/[.$B$3])" table:style-name="ce1">
            <text:p>-155.341878530212i</text:p>
          </table:table-cell>
          <table:table-cell office:value-type="string" office:string-value="0.323+0.0439791848289985i" table:formula="of:=IMSUM([.C20];[.D20];[.$B$7])" table:style-name="ce1">
            <text:p>0.323+0.0439791848289985i</text:p>
          </table:table-cell>
          <table:table-cell office:value-type="string" office:string-value="24.5449578810048-3.34200383674519i" table:formula="of:=IMDIV([.$B$7]*[.$B$14];[.E20])" table:style-name="ce1">
            <text:p>24.5449578810048-3.34200383674519i</text:p>
          </table:table-cell>
          <table:table-cell office:value-type="string" office:string-value="-0.338781517407928-0.060020329944823i" table:formula="of:=IMDIV(IMSUB([.F20];[.$B$13]);IMSUM([.F20];[.$B$13]))" table:style-name="ce1">
            <text:p>-0.338781517407928-0.060020329944823i</text:p>
          </table:table-cell>
          <table:table-cell office:value-type="float" office:value="0.3440571995234275" table:formula="of:=IMABS([.G20])" table:style-name="ce1">
            <text:p>0.3440572</text:p>
          </table:table-cell>
          <table:table-cell office:value-type="float" office:value="1" table:formula="of:=[.A20]" table:style-name="ce1">
            <text:p>1</text:p>
          </table:table-cell>
          <table:table-cell office:value-type="float" office:value="2.0490463475579093" table:formula="of:=(1+[.H20])/(1-[.H20])" table:style-name="ce1">
            <text:p>2.049046348</text:p>
          </table:table-cell>
          <table:table-cell office:value-type="float" office:value="0.49089915762009606" table:formula="of:=IMREAL([.F20])/[.$B$13]" table:style-name="ce1">
            <text:p>0.490899158</text:p>
          </table:table-cell>
          <table:table-cell office:value-type="float" office:value="-6.6840076734903803E-2" table:formula="of:=IMAGINARY([.F20])/[.$B$13]" table:style-name="ce1">
            <text:p>-0.066840077</text:p>
          </table:table-cell>
          <table:table-cell office:value-type="float" office:value="0.49542868186051536" table:formula="of:=IMABS([.F20])/[.$B$13]" table:style-name="ce1">
            <text:p>0.495428682</text:p>
          </table:table-cell>
          <table:table-cell office:value-type="float" office:value="-6.1003770881010499" table:formula="of:=20*LOG(IMABS([.F20])/[.$B$13];10)" table:style-name="ce1">
            <text:p>-6.100377088</text:p>
          </table:table-cell>
          <table:table-cell office:value-type="float" office:value="-1.1717454129005256" table:formula="of:=([.N20]-[.N19])/[.$B$16]*[.$B$9]" table:style-name="ce1">
            <text:p>-1.171745413</text:p>
          </table:table-cell>
          <table:table-cell office:value-type="float" office:value="-0.1952909021500876" table:formula="of:=[.O20]/6" table:style-name="ce1">
            <text:p>-0.195290902</text:p>
          </table:table-cell>
          <table:table-cell office:value-type="float" office:value="-75.209482078431691" table:formula="of:=6/([.N20]-[.N19])*[.$B$16]" table:style-name="ce1">
            <text:p>-75.20948208</text:p>
          </table:table-cell>
          <table:table-cell table:number-columns-repeated="16367"/>
        </table:table-row>
        <table:table-row table:style-name="ro1">
          <table:table-cell office:value-type="float" office:value="2" table:formula="of:=[.A20]+[.$B$16]" table:style-name="ce1">
            <text:p>2</text:p>
          </table:table-cell>
          <table:table-cell office:value-type="float" office:value="7066.8363834065067" table:formula="of:=[.$B$15]+[.A21]" table:style-name="ce1">
            <text:p>7066.836383</text:p>
          </table:table-cell>
          <table:table-cell office:value-type="string" office:string-value="155.407848863617i" table:formula="of:=COMPLEX(0;2*PI()*[.B21]*[.$B$2]/1000)" table:style-name="ce1">
            <text:p>155.407848863617i</text:p>
          </table:table-cell>
          <table:table-cell office:value-type="string" office:string-value="-155.319896716837i" table:formula="of:=COMPLEX(0; -1000000000/2/PI()/[.B21]/[.$B$3])" table:style-name="ce1">
            <text:p>-155.319896716837i</text:p>
          </table:table-cell>
          <table:table-cell office:value-type="string" office:string-value="0.323+0.0879521467799975i" table:formula="of:=IMSUM([.C21];[.D21];[.$B$7])" table:style-name="ce1">
            <text:p>0.323+0.0879521467799975i</text:p>
          </table:table-cell>
          <table:table-cell office:value-type="string" office:string-value="23.2743030592928-6.33753844852344i" table:formula="of:=IMDIV([.$B$7]*[.$B$14];[.E21])" table:style-name="ce1">
            <text:p>23.2743030592928-6.33753844852344i</text:p>
          </table:table-cell>
          <table:table-cell office:value-type="string" office:string-value="-0.354601652789558-0.117160309938949i" table:formula="of:=IMDIV(IMSUB([.F21];[.$B$13]);IMSUM([.F21];[.$B$13]))" table:style-name="ce1">
            <text:p>-0.354601652789558-0.117160309938949i</text:p>
          </table:table-cell>
          <table:table-cell office:value-type="float" office:value="0.37345531243520536" table:formula="of:=IMABS([.G21])" table:style-name="ce1">
            <text:p>0.373455312</text:p>
          </table:table-cell>
          <table:table-cell office:value-type="float" office:value="2" table:formula="of:=[.A21]" table:style-name="ce1">
            <text:p>2</text:p>
          </table:table-cell>
          <table:table-cell office:value-type="float" office:value="2.1921106980787677" table:formula="of:=(1+[.H21])/(1-[.H21])" table:style-name="ce1">
            <text:p>2.192110698</text:p>
          </table:table-cell>
          <table:table-cell office:value-type="float" office:value="0.465486061185856" table:formula="of:=IMREAL([.F21])/[.$B$13]" table:style-name="ce1">
            <text:p>0.465486061</text:p>
          </table:table-cell>
          <table:table-cell office:value-type="float" office:value="-0.1267507689704688" table:formula="of:=IMAGINARY([.F21])/[.$B$13]" table:style-name="ce1">
            <text:p>-0.126750769</text:p>
          </table:table-cell>
          <table:table-cell office:value-type="float" office:value="0.48243448321293086" table:formula="of:=IMABS([.F21])/[.$B$13]" table:style-name="ce1">
            <text:p>0.482434483</text:p>
          </table:table-cell>
          <table:table-cell office:value-type="float" office:value="-6.331233149453352" table:formula="of:=20*LOG(IMABS([.F21])/[.$B$13];10)" table:style-name="ce1">
            <text:p>-6.331233149</text:p>
          </table:table-cell>
          <table:table-cell office:value-type="float" office:value="-3.3907509451837572" table:formula="of:=([.N21]-[.N20])/[.$B$16]*[.$B$9]" table:style-name="ce1">
            <text:p>-3.390750945</text:p>
          </table:table-cell>
          <table:table-cell office:value-type="float" office:value="-0.5651251575306262" table:formula="of:=[.O21]/6" table:style-name="ce1">
            <text:p>-0.565125158</text:p>
          </table:table-cell>
          <table:table-cell office:value-type="float" office:value="-25.99022076723206" table:formula="of:=6/([.N21]-[.N20])*[.$B$16]" table:style-name="ce1">
            <text:p>-25.99022077</text:p>
          </table:table-cell>
          <table:table-cell table:number-columns-repeated="16367"/>
        </table:table-row>
        <table:table-row table:style-name="ro1">
          <table:table-cell office:value-type="float" office:value="3" table:formula="of:=[.A21]+[.$B$16]" table:style-name="ce1">
            <text:p>3</text:p>
          </table:table-cell>
          <table:table-cell office:value-type="float" office:value="7067.8363834065067" table:formula="of:=[.$B$15]+[.A22]" table:style-name="ce1">
            <text:p>7067.836383</text:p>
          </table:table-cell>
          <table:table-cell office:value-type="string" office:string-value="155.429840012192i" table:formula="of:=COMPLEX(0;2*PI()*[.B22]*[.$B$2]/1000)" table:style-name="ce1">
            <text:p>155.429840012192i</text:p>
          </table:table-cell>
          <table:table-cell office:value-type="string" office:string-value="-155.297921123701i" table:formula="of:=COMPLEX(0; -1000000000/2/PI()/[.B22]/[.$B$3])" table:style-name="ce1">
            <text:p>-155.297921123701i</text:p>
          </table:table-cell>
          <table:table-cell office:value-type="string" office:string-value="0.323+0.131918888490986i" table:formula="of:=IMSUM([.C22];[.D22];[.$B$7])" table:style-name="ce1">
            <text:p>0.323+0.131918888490986i</text:p>
          </table:table-cell>
          <table:table-cell office:value-type="string" office:string-value="21.4260319174942-8.75076877810597i" table:formula="of:=IMDIV([.$B$7]*[.$B$14];[.E22])" table:style-name="ce1">
            <text:p>21.4260319174942-8.75076877810597i</text:p>
          </table:table-cell>
          <table:table-cell office:value-type="string" office:string-value="-0.379345857884709-0.168990721496751i" table:formula="of:=IMDIV(IMSUB([.F22];[.$B$13]);IMSUM([.F22];[.$B$13]))" table:style-name="ce1">
            <text:p>-0.379345857884709-0.168990721496751i</text:p>
          </table:table-cell>
          <table:table-cell office:value-type="float" office:value="0.4152844131992896" table:formula="of:=IMABS([.G22])" table:style-name="ce1">
            <text:p>0.415284413</text:p>
          </table:table-cell>
          <table:table-cell office:value-type="float" office:value="3" table:formula="of:=[.A22]" table:style-name="ce1">
            <text:p>3</text:p>
          </table:table-cell>
          <table:table-cell office:value-type="float" office:value="2.4204663688598806" table:formula="of:=(1+[.H22])/(1-[.H22])" table:style-name="ce1">
            <text:p>2.420466369</text:p>
          </table:table-cell>
          <table:table-cell office:value-type="float" office:value="0.42852063834988402" table:formula="of:=IMREAL([.F22])/[.$B$13]" table:style-name="ce1">
            <text:p>0.428520638</text:p>
          </table:table-cell>
          <table:table-cell office:value-type="float" office:value="-0.17501537556211941" table:formula="of:=IMAGINARY([.F22])/[.$B$13]" table:style-name="ce1">
            <text:p>-0.175015376</text:p>
          </table:table-cell>
          <table:table-cell office:value-type="float" office:value="0.46288261921889196" table:formula="of:=IMABS([.F22])/[.$B$13]" table:style-name="ce1">
            <text:p>0.462882619</text:p>
          </table:table-cell>
          <table:table-cell office:value-type="float" office:value="-6.6905825247214761" table:formula="of:=20*LOG(IMABS([.F22])/[.$B$13];10)" table:style-name="ce1">
            <text:p>-6.690582525</text:p>
          </table:table-cell>
          <table:table-cell office:value-type="float" office:value="-5.2780257390865071" table:formula="of:=([.N22]-[.N21])/[.$B$16]*[.$B$9]" table:style-name="ce1">
            <text:p>-5.278025739</text:p>
          </table:table-cell>
          <table:table-cell office:value-type="float" office:value="-0.87967095651441785" table:formula="of:=[.O22]/6" table:style-name="ce1">
            <text:p>-0.879670957</text:p>
          </table:table-cell>
          <table:table-cell office:value-type="float" office:value="-16.696842718936619" table:formula="of:=6/([.N22]-[.N21])*[.$B$16]" table:style-name="ce1">
            <text:p>-16.69684272</text:p>
          </table:table-cell>
          <table:table-cell table:number-columns-repeated="16367"/>
        </table:table-row>
        <table:table-row table:style-name="ro1">
          <table:table-cell office:value-type="float" office:value="4" table:formula="of:=[.A22]+[.$B$16]" table:style-name="ce1">
            <text:p>4</text:p>
          </table:table-cell>
          <table:table-cell office:value-type="float" office:value="7068.8363834065067" table:formula="of:=[.$B$15]+[.A23]" table:style-name="ce1">
            <text:p>7068.836383</text:p>
          </table:table-cell>
          <table:table-cell office:value-type="string" office:string-value="155.451831160767i" table:formula="of:=COMPLEX(0;2*PI()*[.B23]*[.$B$2]/1000)" table:style-name="ce1">
            <text:p>155.451831160767i</text:p>
          </table:table-cell>
          <table:table-cell office:value-type="string" office:string-value="-155.275951748163i" table:formula="of:=COMPLEX(0; -1000000000/2/PI()/[.B23]/[.$B$3])" table:style-name="ce1">
            <text:p>-155.275951748163i</text:p>
          </table:table-cell>
          <table:table-cell office:value-type="string" office:string-value="0.323+0.17587941260399i" table:formula="of:=IMSUM([.C23];[.D23];[.$B$7])" table:style-name="ce1">
            <text:p>0.323+0.17587941260399i</text:p>
          </table:table-cell>
          <table:table-cell office:value-type="string" office:string-value="19.2826814014222-10.49977299787i" table:formula="of:=IMDIV([.$B$7]*[.$B$14];[.E23])" table:style-name="ce1">
            <text:p>19.2826814014222-10.49977299787i</text:p>
          </table:table-cell>
          <table:table-cell office:value-type="string" office:string-value="-0.410956257154358-0.213830067058302i" table:formula="of:=IMDIV(IMSUB([.F23];[.$B$13]);IMSUM([.F23];[.$B$13]))" table:style-name="ce1">
            <text:p>-0.410956257154358-0.213830067058302i</text:p>
          </table:table-cell>
          <table:table-cell office:value-type="float" office:value="0.46325839751965292" table:formula="of:=IMABS([.G23])" table:style-name="ce1">
            <text:p>0.463258398</text:p>
          </table:table-cell>
          <table:table-cell office:value-type="float" office:value="4" table:formula="of:=[.A23]" table:style-name="ce1">
            <text:p>4</text:p>
          </table:table-cell>
          <table:table-cell office:value-type="float" office:value="2.7261877796648535" table:formula="of:=(1+[.H23])/(1-[.H23])" table:style-name="ce1">
            <text:p>2.72618778</text:p>
          </table:table-cell>
          <table:table-cell office:value-type="float" office:value="0.385653628028444" table:formula="of:=IMREAL([.F23])/[.$B$13]" table:style-name="ce1">
            <text:p>0.385653628</text:p>
          </table:table-cell>
          <table:table-cell office:value-type="float" office:value="-0.20999545995739999" table:formula="of:=IMAGINARY([.F23])/[.$B$13]" table:style-name="ce1">
            <text:p>-0.20999546</text:p>
          </table:table-cell>
          <table:table-cell office:value-type="float" office:value="0.43912050056245538" table:formula="of:=IMABS([.F23])/[.$B$13]" table:style-name="ce1">
            <text:p>0.439120501</text:p>
          </table:table-cell>
          <table:table-cell office:value-type="float" office:value="-7.1483257432996279" table:formula="of:=20*LOG(IMABS([.F23])/[.$B$13];10)" table:style-name="ce1">
            <text:p>-7.148325743</text:p>
          </table:table-cell>
          <table:table-cell office:value-type="float" office:value="-6.7232077076664813" table:formula="of:=([.N23]-[.N22])/[.$B$16]*[.$B$9]" table:style-name="ce1">
            <text:p>-6.723207708</text:p>
          </table:table-cell>
          <table:table-cell office:value-type="float" office:value="-1.1205346179444136" table:formula="of:=[.O23]/6" table:style-name="ce1">
            <text:p>-1.120534618</text:p>
          </table:table-cell>
          <table:table-cell office:value-type="float" office:value="-13.107785667775223" table:formula="of:=6/([.N23]-[.N22])*[.$B$16]" table:style-name="ce1">
            <text:p>-13.10778567</text:p>
          </table:table-cell>
          <table:table-cell table:number-columns-repeated="16367"/>
        </table:table-row>
        <table:table-row table:style-name="ro1">
          <table:table-cell office:value-type="float" office:value="5" table:formula="of:=[.A23]+[.$B$16]" table:style-name="ce1">
            <text:p>5</text:p>
          </table:table-cell>
          <table:table-cell office:value-type="float" office:value="7069.8363834065067" table:formula="of:=[.$B$15]+[.A24]" table:style-name="ce1">
            <text:p>7069.836383</text:p>
          </table:table-cell>
          <table:table-cell office:value-type="string" office:string-value="155.473822309342i" table:formula="of:=COMPLEX(0;2*PI()*[.B24]*[.$B$2]/1000)" table:style-name="ce1">
            <text:p>155.473822309342i</text:p>
          </table:table-cell>
          <table:table-cell office:value-type="string" office:string-value="-155.253988587585i" table:formula="of:=COMPLEX(0; -1000000000/2/PI()/[.B24]/[.$B$3])" table:style-name="ce1">
            <text:p>-155.253988587585i</text:p>
          </table:table-cell>
          <table:table-cell office:value-type="string" office:string-value="0.323+0.219833721756999i" table:formula="of:=IMSUM([.C24];[.D24];[.$B$7])" table:style-name="ce1">
            <text:p>0.323+0.219833721756999i</text:p>
          </table:table-cell>
          <table:table-cell office:value-type="string" office:string-value="17.0856520724897-11.6284906617356i" table:formula="of:=IMDIV([.$B$7]*[.$B$14];[.E24])" table:style-name="ce1">
            <text:p>17.0856520724897-11.6284906617356i</text:p>
          </table:table-cell>
          <table:table-cell office:value-type="string" office:string-value="-0.447150546337657-0.250846136160818i" table:formula="of:=IMDIV(IMSUB([.F24];[.$B$13]);IMSUM([.F24];[.$B$13]))" table:style-name="ce1">
            <text:p>-0.447150546337657-0.250846136160818i</text:p>
          </table:table-cell>
          <table:table-cell office:value-type="float" office:value="0.51270595385354834" table:formula="of:=IMABS([.G24])" table:style-name="ce1">
            <text:p>0.512705954</text:p>
          </table:table-cell>
          <table:table-cell office:value-type="float" office:value="5" table:formula="of:=[.A24]" table:style-name="ce1">
            <text:p>5</text:p>
          </table:table-cell>
          <table:table-cell office:value-type="float" office:value="3.1042980430729883" table:formula="of:=(1+[.H24])/(1-[.H24])" table:style-name="ce1">
            <text:p>3.104298043</text:p>
          </table:table-cell>
          <table:table-cell office:value-type="float" office:value="0.34171304144979403" table:formula="of:=IMREAL([.F24])/[.$B$13]" table:style-name="ce1">
            <text:p>0.341713041</text:p>
          </table:table-cell>
          <table:table-cell office:value-type="float" office:value="-0.23256981323471201" table:formula="of:=IMAGINARY([.F24])/[.$B$13]" table:style-name="ce1">
            <text:p>-0.232569813</text:p>
          </table:table-cell>
          <table:table-cell office:value-type="float" office:value="0.41334794147896453" table:formula="of:=IMABS([.F24])/[.$B$13]" table:style-name="ce1">
            <text:p>0.413347941</text:p>
          </table:table-cell>
          <table:table-cell office:value-type="float" office:value="-7.6736844173615539" table:formula="of:=20*LOG(IMABS([.F24])/[.$B$13];10)" table:style-name="ce1">
            <text:p>-7.673684417</text:p>
          </table:table-cell>
          <table:table-cell office:value-type="float" office:value="-7.7163250997229991" table:formula="of:=([.N24]-[.N23])/[.$B$16]*[.$B$9]" table:style-name="ce1">
            <text:p>-7.7163251</text:p>
          </table:table-cell>
          <table:table-cell office:value-type="float" office:value="-1.2860541832871666" table:formula="of:=[.O24]/6" table:style-name="ce1">
            <text:p>-1.286054183</text:p>
          </table:table-cell>
          <table:table-cell office:value-type="float" office:value="-11.420768888442788" table:formula="of:=6/([.N24]-[.N23])*[.$B$16]" table:style-name="ce1">
            <text:p>-11.42076889</text:p>
          </table:table-cell>
          <table:table-cell table:number-columns-repeated="16367"/>
        </table:table-row>
        <table:table-row table:style-name="ro1">
          <table:table-cell office:value-type="float" office:value="6" table:formula="of:=[.A24]+[.$B$16]" table:style-name="ce1">
            <text:p>6</text:p>
          </table:table-cell>
          <table:table-cell office:value-type="float" office:value="7070.8363834065067" table:formula="of:=[.$B$15]+[.A25]" table:style-name="ce1">
            <text:p>7070.836383</text:p>
          </table:table-cell>
          <table:table-cell office:value-type="string" office:string-value="155.495813457917i" table:formula="of:=COMPLEX(0;2*PI()*[.B25]*[.$B$2]/1000)" table:style-name="ce1">
            <text:p>155.495813457917i</text:p>
          </table:table-cell>
          <table:table-cell office:value-type="string" office:string-value="-155.23203163933i" table:formula="of:=COMPLEX(0; -1000000000/2/PI()/[.B25]/[.$B$3])" table:style-name="ce1">
            <text:p>-155.23203163933i</text:p>
          </table:table-cell>
          <table:table-cell office:value-type="string" office:string-value="0.323+0.263781818587006i" table:formula="of:=IMSUM([.C25];[.D25];[.$B$7])" table:style-name="ce1">
            <text:p>0.323+0.263781818587006i</text:p>
          </table:table-cell>
          <table:table-cell office:value-type="string" office:string-value="14.9975693311142-12.2479446208855i" table:formula="of:=IMDIV([.$B$7]*[.$B$14];[.E25])" table:style-name="ce1">
            <text:p>14.9975693311142-12.2479446208855i</text:p>
          </table:table-cell>
          <table:table-cell office:value-type="string" office:string-value="-0.485761910289669-0.279972463344684i" table:formula="of:=IMDIV(IMSUB([.F25];[.$B$13]);IMSUM([.F25];[.$B$13]))" table:style-name="ce1">
            <text:p>-0.485761910289669-0.279972463344684i</text:p>
          </table:table-cell>
          <table:table-cell office:value-type="float" office:value="0.56066854176024439" table:formula="of:=IMABS([.G25])" table:style-name="ce1">
            <text:p>0.560668542</text:p>
          </table:table-cell>
          <table:table-cell office:value-type="float" office:value="6" table:formula="of:=[.A25]" table:style-name="ce1">
            <text:p>6</text:p>
          </table:table-cell>
          <table:table-cell office:value-type="float" office:value="3.5523714782758473" table:formula="of:=(1+[.H25])/(1-[.H25])" table:style-name="ce1">
            <text:p>3.552371478</text:p>
          </table:table-cell>
          <table:table-cell office:value-type="float" office:value="0.29995138662228399" table:formula="of:=IMREAL([.F25])/[.$B$13]" table:style-name="ce1">
            <text:p>0.299951387</text:p>
          </table:table-cell>
          <table:table-cell office:value-type="float" office:value="-0.24495889241770999" table:formula="of:=IMAGINARY([.F25])/[.$B$13]" table:style-name="ce1">
            <text:p>-0.244958892</text:p>
          </table:table-cell>
          <table:table-cell office:value-type="float" office:value="0.38726695354902424" table:formula="of:=IMABS([.F25])/[.$B$13]" table:style-name="ce1">
            <text:p>0.387266954</text:p>
          </table:table-cell>
          <table:table-cell office:value-type="float" office:value="-8.2397912171918026" table:formula="of:=20*LOG(IMABS([.F25])/[.$B$13];10)" table:style-name="ce1">
            <text:p>-8.239791217</text:p>
          </table:table-cell>
          <table:table-cell office:value-type="float" office:value="-8.3148224714361678" table:formula="of:=([.N25]-[.N24])/[.$B$16]*[.$B$9]" table:style-name="ce1">
            <text:p>-8.314822471</text:p>
          </table:table-cell>
          <table:table-cell office:value-type="float" office:value="-1.3858037452393612" table:formula="of:=[.O25]/6" table:style-name="ce1">
            <text:p>-1.385803745</text:p>
          </table:table-cell>
          <table:table-cell office:value-type="float" office:value="-10.598706819630403" table:formula="of:=6/([.N25]-[.N24])*[.$B$16]" table:style-name="ce1">
            <text:p>-10.59870682</text:p>
          </table:table-cell>
          <table:table-cell table:number-columns-repeated="16367"/>
        </table:table-row>
        <table:table-row table:style-name="ro1">
          <table:table-cell office:value-type="float" office:value="7" table:formula="of:=[.A25]+[.$B$16]" table:style-name="ce1">
            <text:p>7</text:p>
          </table:table-cell>
          <table:table-cell office:value-type="float" office:value="7071.8363834065067" table:formula="of:=[.$B$15]+[.A26]" table:style-name="ce1">
            <text:p>7071.836383</text:p>
          </table:table-cell>
          <table:table-cell office:value-type="string" office:string-value="155.517804606492i" table:formula="of:=COMPLEX(0;2*PI()*[.B26]*[.$B$2]/1000)" table:style-name="ce1">
            <text:p>155.517804606492i</text:p>
          </table:table-cell>
          <table:table-cell office:value-type="string" office:string-value="-155.210080900763i" table:formula="of:=COMPLEX(0; -1000000000/2/PI()/[.B26]/[.$B$3])" table:style-name="ce1">
            <text:p>-155.210080900763i</text:p>
          </table:table-cell>
          <table:table-cell office:value-type="string" office:string-value="0.323+0.307723705729018i" table:formula="of:=IMSUM([.C26];[.D26];[.$B$7])" table:style-name="ce1">
            <text:p>0.323+0.307723705729018i</text:p>
          </table:table-cell>
          <table:table-cell office:value-type="string" office:string-value="13.1051515897029-12.4853430691143i" table:formula="of:=IMDIV([.$B$7]*[.$B$14];[.E26])" table:style-name="ce1">
            <text:p>13.1051515897029-12.4853430691143i</text:p>
          </table:table-cell>
          <table:table-cell office:value-type="string" office:string-value="-0.52496269757197-0.301713599716553i" table:formula="of:=IMDIV(IMSUB([.F26];[.$B$13]);IMSUM([.F26];[.$B$13]))" table:style-name="ce1">
            <text:p>-0.52496269757197-0.301713599716553i</text:p>
          </table:table-cell>
          <table:table-cell office:value-type="float" office:value="0.60548900080510137" table:formula="of:=IMABS([.G26])" table:style-name="ce1">
            <text:p>0.605489001</text:p>
          </table:table-cell>
          <table:table-cell office:value-type="float" office:value="7" table:formula="of:=[.A26]" table:style-name="ce1">
            <text:p>7</text:p>
          </table:table-cell>
          <table:table-cell office:value-type="float" office:value="4.0695671453559354" table:formula="of:=(1+[.H26])/(1-[.H26])" table:style-name="ce1">
            <text:p>4.069567145</text:p>
          </table:table-cell>
          <table:table-cell office:value-type="float" office:value="0.26210303179405797" table:formula="of:=IMREAL([.F26])/[.$B$13]" table:style-name="ce1">
            <text:p>0.262103032</text:p>
          </table:table-cell>
          <table:table-cell office:value-type="float" office:value="-0.24970686138228601" table:formula="of:=IMAGINARY([.F26])/[.$B$13]" table:style-name="ce1">
            <text:p>-0.249706861</text:p>
          </table:table-cell>
          <table:table-cell office:value-type="float" office:value="0.36201038092439997" table:formula="of:=IMABS([.F26])/[.$B$13]" table:style-name="ce1">
            <text:p>0.362010381</text:p>
          </table:table-cell>
          <table:table-cell office:value-type="float" office:value="-8.8255795112404005" table:formula="of:=20*LOG(IMABS([.F26])/[.$B$13];10)" table:style-name="ce1">
            <text:p>-8.825579511</text:p>
          </table:table-cell>
          <table:table-cell office:value-type="float" office:value="-8.6038988973813098" table:formula="of:=([.N26]-[.N25])/[.$B$16]*[.$B$9]" table:style-name="ce1">
            <text:p>-8.603898897</text:p>
          </table:table-cell>
          <table:table-cell office:value-type="float" office:value="-1.4339831495635516" table:formula="of:=[.O26]/6" table:style-name="ce1">
            <text:p>-1.43398315</text:p>
          </table:table-cell>
          <table:table-cell office:value-type="float" office:value="-10.242608227166505" table:formula="of:=6/([.N26]-[.N25])*[.$B$16]" table:style-name="ce1">
            <text:p>-10.24260823</text:p>
          </table:table-cell>
          <table:table-cell table:number-columns-repeated="16367"/>
        </table:table-row>
        <table:table-row table:style-name="ro1">
          <table:table-cell office:value-type="float" office:value="8" table:formula="of:=[.A26]+[.$B$16]" table:style-name="ce1">
            <text:p>8</text:p>
          </table:table-cell>
          <table:table-cell office:value-type="float" office:value="7072.8363834065067" table:formula="of:=[.$B$15]+[.A27]" table:style-name="ce1">
            <text:p>7072.836383</text:p>
          </table:table-cell>
          <table:table-cell office:value-type="string" office:string-value="155.539795755067i" table:formula="of:=COMPLEX(0;2*PI()*[.B27]*[.$B$2]/1000)" table:style-name="ce1">
            <text:p>155.539795755067i</text:p>
          </table:table-cell>
          <table:table-cell office:value-type="string" office:string-value="-155.18813636925i" table:formula="of:=COMPLEX(0; -1000000000/2/PI()/[.B27]/[.$B$3])" table:style-name="ce1">
            <text:p>-155.18813636925i</text:p>
          </table:table-cell>
          <table:table-cell office:value-type="string" office:string-value="0.323+0.351659385816987i" table:formula="of:=IMSUM([.C27];[.D27];[.$B$7])" table:style-name="ce1">
            <text:p>0.323+0.351659385816987i</text:p>
          </table:table-cell>
          <table:table-cell office:value-type="string" office:string-value="11.439918320575-12.4549679579254i" table:formula="of:=IMDIV([.$B$7]*[.$B$14];[.E27])" table:style-name="ce1">
            <text:p>11.439918320575-12.4549679579254i</text:p>
          </table:table-cell>
          <table:table-cell office:value-type="string" office:string-value="-0.563360761796058-0.316921127616914i" table:formula="of:=IMDIV(IMSUB([.F27];[.$B$13]);IMSUM([.F27];[.$B$13]))" table:style-name="ce1">
            <text:p>-0.563360761796058-0.316921127616914i</text:p>
          </table:table-cell>
          <table:table-cell office:value-type="float" office:value="0.6463856040022945" table:formula="of:=IMABS([.G27])" table:style-name="ce1">
            <text:p>0.646385604</text:p>
          </table:table-cell>
          <table:table-cell office:value-type="float" office:value="8" table:formula="of:=[.A27]" table:style-name="ce1">
            <text:p>8</text:p>
          </table:table-cell>
          <table:table-cell office:value-type="float" office:value="4.6558783314154928" table:formula="of:=(1+[.H27])/(1-[.H27])" table:style-name="ce1">
            <text:p>4.655878331</text:p>
          </table:table-cell>
          <table:table-cell office:value-type="float" office:value="0.2287983664115" table:formula="of:=IMREAL([.F27])/[.$B$13]" table:style-name="ce1">
            <text:p>0.228798366</text:p>
          </table:table-cell>
          <table:table-cell office:value-type="float" office:value="-0.24909935915850798" table:formula="of:=IMAGINARY([.F27])/[.$B$13]" table:style-name="ce1">
            <text:p>-0.249099359</text:p>
          </table:table-cell>
          <table:table-cell office:value-type="float" office:value="0.33822948305218808" table:formula="of:=IMABS([.F27])/[.$B$13]" table:style-name="ce1">
            <text:p>0.338229483</text:p>
          </table:table-cell>
          <table:table-cell office:value-type="float" office:value="-9.4157707633409444" table:formula="of:=20*LOG(IMABS([.F27])/[.$B$13];10)" table:style-name="ce1">
            <text:p>-9.415770763</text:p>
          </table:table-cell>
          <table:table-cell office:value-type="float" office:value="-8.6685683459060225" table:formula="of:=([.N27]-[.N26])/[.$B$16]*[.$B$9]" table:style-name="ce1">
            <text:p>-8.668568346</text:p>
          </table:table-cell>
          <table:table-cell office:value-type="float" office:value="-1.4447613909843371" table:formula="of:=[.O27]/6" table:style-name="ce1">
            <text:p>-1.444761391</text:p>
          </table:table-cell>
          <table:table-cell office:value-type="float" office:value="-10.166196090920458" table:formula="of:=6/([.N27]-[.N26])*[.$B$16]" table:style-name="ce1">
            <text:p>-10.16619609</text:p>
          </table:table-cell>
          <table:table-cell table:number-columns-repeated="16367"/>
        </table:table-row>
        <table:table-row table:style-name="ro1">
          <table:table-cell office:value-type="float" office:value="9" table:formula="of:=[.A27]+[.$B$16]" table:style-name="ce1">
            <text:p>9</text:p>
          </table:table-cell>
          <table:table-cell office:value-type="float" office:value="7073.8363834065067" table:formula="of:=[.$B$15]+[.A28]" table:style-name="ce1">
            <text:p>7073.836383</text:p>
          </table:table-cell>
          <table:table-cell office:value-type="string" office:string-value="155.561786903643i" table:formula="of:=COMPLEX(0;2*PI()*[.B28]*[.$B$2]/1000)" table:style-name="ce1">
            <text:p>155.561786903643i</text:p>
          </table:table-cell>
          <table:table-cell office:value-type="string" office:string-value="-155.166198042159i" table:formula="of:=COMPLEX(0; -1000000000/2/PI()/[.B28]/[.$B$3])" table:style-name="ce1">
            <text:p>-155.166198042159i</text:p>
          </table:table-cell>
          <table:table-cell office:value-type="string" office:string-value="0.323+0.395588861483986i" table:formula="of:=IMSUM([.C28];[.D28];[.$B$7])" table:style-name="ce1">
            <text:p>0.323+0.395588861483986i</text:p>
          </table:table-cell>
          <table:table-cell office:value-type="string" office:string-value="10.0001132073817-12.2474718217309i" table:formula="of:=IMDIV([.$B$7]*[.$B$14];[.E28])" table:style-name="ce1">
            <text:p>10.0001132073817-12.2474718217309i</text:p>
          </table:table-cell>
          <table:table-cell office:value-type="string" office:string-value="-0.59999698114788-0.326598016135948i" table:formula="of:=IMDIV(IMSUB([.F28];[.$B$13]);IMSUM([.F28];[.$B$13]))" table:style-name="ce1">
            <text:p>-0.59999698114788-0.326598016135948i</text:p>
          </table:table-cell>
          <table:table-cell office:value-type="float" office:value="0.68312710495961615" table:formula="of:=IMABS([.G28])" table:style-name="ce1">
            <text:p>0.683127105</text:p>
          </table:table-cell>
          <table:table-cell office:value-type="float" office:value="9" table:formula="of:=[.A28]" table:style-name="ce1">
            <text:p>9</text:p>
          </table:table-cell>
          <table:table-cell office:value-type="float" office:value="5.3116790085346688" table:formula="of:=(1+[.H28])/(1-[.H28])" table:style-name="ce1">
            <text:p>5.311679009</text:p>
          </table:table-cell>
          <table:table-cell office:value-type="float" office:value="0.200002264147634" table:formula="of:=IMREAL([.F28])/[.$B$13]" table:style-name="ce1">
            <text:p>0.200002264</text:p>
          </table:table-cell>
          <table:table-cell office:value-type="float" office:value="-0.24494943643461797" table:formula="of:=IMAGINARY([.F28])/[.$B$13]" table:style-name="ce1">
            <text:p>-0.244949436</text:p>
          </table:table-cell>
          <table:table-cell office:value-type="float" office:value="0.31622955597764252" table:formula="of:=IMABS([.F28])/[.$B$13]" table:style-name="ce1">
            <text:p>0.316229556</text:p>
          </table:table-cell>
          <table:table-cell office:value-type="float" office:value="-9.9999508349371098" table:formula="of:=20*LOG(IMABS([.F28])/[.$B$13];10)" table:style-name="ce1">
            <text:p>-9.999950835</text:p>
          </table:table-cell>
          <table:table-cell office:value-type="float" office:value="-8.5802777640711927" table:formula="of:=([.N28]-[.N27])/[.$B$16]*[.$B$9]" table:style-name="ce1">
            <text:p>-8.580277764</text:p>
          </table:table-cell>
          <table:table-cell office:value-type="float" office:value="-1.4300462940118654" table:formula="of:=[.O28]/6" table:style-name="ce1">
            <text:p>-1.430046294</text:p>
          </table:table-cell>
          <table:table-cell office:value-type="float" office:value="-10.270805684291995" table:formula="of:=6/([.N28]-[.N27])*[.$B$16]" table:style-name="ce1">
            <text:p>-10.27080568</text:p>
          </table:table-cell>
          <table:table-cell table:number-columns-repeated="16367"/>
        </table:table-row>
        <table:table-row table:style-name="ro1">
          <table:table-cell office:value-type="float" office:value="10" table:formula="of:=[.A28]+[.$B$16]" table:style-name="ce1">
            <text:p>10</text:p>
          </table:table-cell>
          <table:table-cell office:value-type="float" office:value="7074.8363834065067" table:formula="of:=[.$B$15]+[.A29]" table:style-name="ce1">
            <text:p>7074.836383</text:p>
          </table:table-cell>
          <table:table-cell office:value-type="string" office:string-value="155.583778052218i" table:formula="of:=COMPLEX(0;2*PI()*[.B29]*[.$B$2]/1000)" table:style-name="ce1">
            <text:p>155.583778052218i</text:p>
          </table:table-cell>
          <table:table-cell office:value-type="string" office:string-value="-155.144265916859i" table:formula="of:=COMPLEX(0; -1000000000/2/PI()/[.B29]/[.$B$3])" table:style-name="ce1">
            <text:p>-155.144265916859i</text:p>
          </table:table-cell>
          <table:table-cell office:value-type="string" office:string-value="0.323+0.439512135358996i" table:formula="of:=IMSUM([.C29];[.D29];[.$B$7])" table:style-name="ce1">
            <text:p>0.323+0.439512135358996i</text:p>
          </table:table-cell>
          <table:table-cell office:value-type="string" office:string-value="8.76714529933581-11.9296184257389i" table:formula="of:=IMDIV([.$B$7]*[.$B$14];[.E29])" table:style-name="ce1">
            <text:p>8.76714529933581-11.9296184257389i</text:p>
          </table:table-cell>
          <table:table-cell office:value-type="string" office:string-value="-0.634285075917982-0.331756753799671i" table:formula="of:=IMDIV(IMSUB([.F29];[.$B$13]);IMSUM([.F29];[.$B$13]))" table:style-name="ce1">
            <text:p>-0.634285075917982-0.331756753799671i</text:p>
          </table:table-cell>
          <table:table-cell office:value-type="float" office:value="0.71580730732787001" table:formula="of:=IMABS([.G29])" table:style-name="ce1">
            <text:p>0.715807307</text:p>
          </table:table-cell>
          <table:table-cell office:value-type="float" office:value="10" table:formula="of:=[.A29]" table:style-name="ce1">
            <text:p>10</text:p>
          </table:table-cell>
          <table:table-cell office:value-type="float" office:value="6.0374786247842707" table:formula="of:=(1+[.H29])/(1-[.H29])" table:style-name="ce1">
            <text:p>6.037478625</text:p>
          </table:table-cell>
          <table:table-cell office:value-type="float" office:value="0.1753429059867162" table:formula="of:=IMREAL([.F29])/[.$B$13]" table:style-name="ce1">
            <text:p>0.175342906</text:p>
          </table:table-cell>
          <table:table-cell office:value-type="float" office:value="-0.238592368514778" table:formula="of:=IMAGINARY([.F29])/[.$B$13]" table:style-name="ce1">
            <text:p>-0.238592369</text:p>
          </table:table-cell>
          <table:table-cell office:value-type="float" office:value="0.29609365578032576" table:formula="of:=IMABS([.F29])/[.$B$13]" table:style-name="ce1">
            <text:p>0.296093656</text:p>
          </table:table-cell>
          <table:table-cell office:value-type="float" office:value="-10.571417957523973" table:formula="of:=20*LOG(IMABS([.F29])/[.$B$13];10)" table:style-name="ce1">
            <text:p>-10.57141796</text:p>
          </table:table-cell>
          <table:table-cell office:value-type="float" office:value="-8.3935534319620189" table:formula="of:=([.N29]-[.N28])/[.$B$16]*[.$B$9]" table:style-name="ce1">
            <text:p>-8.393553432</text:p>
          </table:table-cell>
          <table:table-cell office:value-type="float" office:value="-1.3989255719936697" table:formula="of:=[.O29]/6" table:style-name="ce1">
            <text:p>-1.398925572</text:p>
          </table:table-cell>
          <table:table-cell office:value-type="float" office:value="-10.499291670253514" table:formula="of:=6/([.N29]-[.N28])*[.$B$16]" table:style-name="ce1">
            <text:p>-10.49929167</text:p>
          </table:table-cell>
          <table:table-cell table:number-columns-repeated="16367"/>
        </table:table-row>
        <table:table-row table:style-name="ro1">
          <table:table-cell office:value-type="float" office:value="11" table:formula="of:=[.A29]+[.$B$16]" table:style-name="ce1">
            <text:p>11</text:p>
          </table:table-cell>
          <table:table-cell office:value-type="float" office:value="7075.8363834065067" table:formula="of:=[.$B$15]+[.A30]" table:style-name="ce1">
            <text:p>7075.836383</text:p>
          </table:table-cell>
          <table:table-cell office:value-type="string" office:string-value="155.605769200793i" table:formula="of:=COMPLEX(0;2*PI()*[.B30]*[.$B$2]/1000)" table:style-name="ce1">
            <text:p>155.605769200793i</text:p>
          </table:table-cell>
          <table:table-cell office:value-type="string" office:string-value="-155.122339990719i" table:formula="of:=COMPLEX(0; -1000000000/2/PI()/[.B30]/[.$B$3])" table:style-name="ce1">
            <text:p>-155.122339990719i</text:p>
          </table:table-cell>
          <table:table-cell office:value-type="string" office:string-value="0.323+0.483429210073979i" table:formula="of:=IMSUM([.C30];[.D30];[.$B$7])" table:style-name="ce1">
            <text:p>0.323+0.483429210073979i</text:p>
          </table:table-cell>
          <table:table-cell office:value-type="string" office:string-value="7.71589322428325-11.548260577184i" table:formula="of:=IMDIV([.$B$7]*[.$B$14];[.E30])" table:style-name="ce1">
            <text:p>7.71589322428325-11.548260577184i</text:p>
          </table:table-cell>
          <table:table-cell office:value-type="string" office:string-value="-0.665929155008162-0.333332517447167i" table:formula="of:=IMDIV(IMSUB([.F30];[.$B$13]);IMSUM([.F30];[.$B$13]))" table:style-name="ce1">
            <text:p>-0.665929155008162-0.333332517447167i</text:p>
          </table:table-cell>
          <table:table-cell office:value-type="float" office:value="0.7446960498603109" table:formula="of:=IMABS([.G30])" table:style-name="ce1">
            <text:p>0.74469605</text:p>
          </table:table-cell>
          <table:table-cell office:value-type="float" office:value="11" table:formula="of:=[.A30]" table:style-name="ce1">
            <text:p>11</text:p>
          </table:table-cell>
          <table:table-cell office:value-type="float" office:value="6.8337996686134446" table:formula="of:=(1+[.H30])/(1-[.H30])" table:style-name="ce1">
            <text:p>6.833799669</text:p>
          </table:table-cell>
          <table:table-cell office:value-type="float" office:value="0.15431786448566501" table:formula="of:=IMREAL([.F30])/[.$B$13]" table:style-name="ce1">
            <text:p>0.154317864</text:p>
          </table:table-cell>
          <table:table-cell office:value-type="float" office:value="-0.23096521154367999" table:formula="of:=IMAGINARY([.F30])/[.$B$13]" table:style-name="ce1">
            <text:p>-0.230965212</text:p>
          </table:table-cell>
          <table:table-cell office:value-type="float" office:value="0.2777749669117664" table:formula="of:=IMABS([.F30])/[.$B$13]" table:style-name="ce1">
            <text:p>0.277774967</text:p>
          </table:table-cell>
          <table:table-cell office:value-type="float" office:value="-11.126137909329515" table:formula="of:=20*LOG(IMABS([.F30])/[.$B$13];10)" table:style-name="ce1">
            <text:p>-11.12613791</text:p>
          </table:table-cell>
          <table:table-cell office:value-type="float" office:value="-8.1475755493658877" table:formula="of:=([.N30]-[.N29])/[.$B$16]*[.$B$9]" table:style-name="ce1">
            <text:p>-8.147575549</text:p>
          </table:table-cell>
          <table:table-cell office:value-type="float" office:value="-1.3579292582276479" table:formula="of:=[.O30]/6" table:style-name="ce1">
            <text:p>-1.357929258</text:p>
          </table:table-cell>
          <table:table-cell office:value-type="float" office:value="-10.816268606295445" table:formula="of:=6/([.N30]-[.N29])*[.$B$16]" table:style-name="ce1">
            <text:p>-10.81626861</text:p>
          </table:table-cell>
          <table:table-cell table:number-columns-repeated="16367"/>
        </table:table-row>
        <table:table-row table:style-name="ro1">
          <table:table-cell office:value-type="float" office:value="12" table:formula="of:=[.A30]+[.$B$16]" table:style-name="ce1">
            <text:p>12</text:p>
          </table:table-cell>
          <table:table-cell office:value-type="float" office:value="7076.8363834065067" table:formula="of:=[.$B$15]+[.A31]" table:style-name="ce1">
            <text:p>7076.836383</text:p>
          </table:table-cell>
          <table:table-cell office:value-type="string" office:string-value="155.627760349368i" table:formula="of:=COMPLEX(0;2*PI()*[.B31]*[.$B$2]/1000)" table:style-name="ce1">
            <text:p>155.627760349368i</text:p>
          </table:table-cell>
          <table:table-cell office:value-type="string" office:string-value="-155.100420261113i" table:formula="of:=COMPLEX(0; -1000000000/2/PI()/[.B31]/[.$B$3])" table:style-name="ce1">
            <text:p>-155.100420261113i</text:p>
          </table:table-cell>
          <table:table-cell office:value-type="string" office:string-value="0.323+0.527340088255016i" table:formula="of:=IMSUM([.C31];[.D31];[.$B$7])" table:style-name="ce1">
            <text:p>0.323+0.527340088255016i</text:p>
          </table:table-cell>
          <table:table-cell office:value-type="string" office:string-value="6.82037655689811-11.1351640106721i" table:formula="of:=IMDIV([.$B$7]*[.$B$14];[.E31])" table:style-name="ce1">
            <text:p>6.82037655689811-11.1351640106721i</text:p>
          </table:table-cell>
          <table:table-cell office:value-type="string" office:string-value="-0.694842022411028-0.332140422772944i" table:formula="of:=IMDIV(IMSUB([.F31];[.$B$13]);IMSUM([.F31];[.$B$13]))" table:style-name="ce1">
            <text:p>-0.694842022411028-0.332140422772944i</text:p>
          </table:table-cell>
          <table:table-cell office:value-type="float" office:value="0.77014459457171902" table:formula="of:=IMABS([.G31])" table:style-name="ce1">
            <text:p>0.770144595</text:p>
          </table:table-cell>
          <table:table-cell office:value-type="float" office:value="12" table:formula="of:=[.A31]" table:style-name="ce1">
            <text:p>12</text:p>
          </table:table-cell>
          <table:table-cell office:value-type="float" office:value="7.7011223263315252" table:formula="of:=(1+[.H31])/(1-[.H31])" table:style-name="ce1">
            <text:p>7.701122326</text:p>
          </table:table-cell>
          <table:table-cell office:value-type="float" office:value="0.1364075311379622" table:formula="of:=IMREAL([.F31])/[.$B$13]" table:style-name="ce1">
            <text:p>0.136407531</text:p>
          </table:table-cell>
          <table:table-cell office:value-type="float" office:value="-0.22270328021344199" table:formula="of:=IMAGINARY([.F31])/[.$B$13]" table:style-name="ce1">
            <text:p>-0.22270328</text:p>
          </table:table-cell>
          <table:table-cell office:value-type="float" office:value="0.26115850659892542" table:formula="of:=IMABS([.F31])/[.$B$13]" table:style-name="ce1">
            <text:p>0.261158507</text:p>
          </table:table-cell>
          <table:table-cell office:value-type="float" office:value="-11.661916470343701" table:formula="of:=20*LOG(IMABS([.F31])/[.$B$13];10)" table:style-name="ce1">
            <text:p>-11.66191647</text:p>
          </table:table-cell>
          <table:table-cell office:value-type="float" office:value="-7.8693695609562173" table:formula="of:=([.N31]-[.N30])/[.$B$16]*[.$B$9]" table:style-name="ce1">
            <text:p>-7.869369561</text:p>
          </table:table-cell>
          <table:table-cell office:value-type="float" office:value="-1.311561593492703" table:formula="of:=[.O31]/6" table:style-name="ce1">
            <text:p>-1.311561593</text:p>
          </table:table-cell>
          <table:table-cell office:value-type="float" office:value="-11.198656378938477" table:formula="of:=6/([.N31]-[.N30])*[.$B$16]" table:style-name="ce1">
            <text:p>-11.19865638</text:p>
          </table:table-cell>
          <table:table-cell table:number-columns-repeated="16367"/>
        </table:table-row>
        <table:table-row table:style-name="ro1">
          <table:table-cell office:value-type="float" office:value="13" table:formula="of:=[.A31]+[.$B$16]" table:style-name="ce1">
            <text:p>13</text:p>
          </table:table-cell>
          <table:table-cell office:value-type="float" office:value="7077.8363834065067" table:formula="of:=[.$B$15]+[.A32]" table:style-name="ce1">
            <text:p>7077.836383</text:p>
          </table:table-cell>
          <table:table-cell office:value-type="string" office:string-value="155.649751497943i" table:formula="of:=COMPLEX(0;2*PI()*[.B32]*[.$B$2]/1000)" table:style-name="ce1">
            <text:p>155.649751497943i</text:p>
          </table:table-cell>
          <table:table-cell office:value-type="string" office:string-value="-155.078506725414i" table:formula="of:=COMPLEX(0; -1000000000/2/PI()/[.B32]/[.$B$3])" table:style-name="ce1">
            <text:p>-155.078506725414i</text:p>
          </table:table-cell>
          <table:table-cell office:value-type="string" office:string-value="0.323+0.571244772528985i" table:formula="of:=IMSUM([.C32];[.D32];[.$B$7])" table:style-name="ce1">
            <text:p>0.323+0.571244772528985i</text:p>
          </table:table-cell>
          <table:table-cell office:value-type="string" office:string-value="6.05649014815466-10.711264201259i" table:formula="of:=IMDIV([.$B$7]*[.$B$14];[.E32])" table:style-name="ce1">
            <text:p>6.05649014815466-10.711264201259i</text:p>
          </table:table-cell>
          <table:table-cell office:value-type="string" office:string-value="-0.721075703732095-0.328862840401168i" table:formula="of:=IMDIV(IMSUB([.F32];[.$B$13]);IMSUM([.F32];[.$B$13]))" table:style-name="ce1">
            <text:p>-0.721075703732095-0.328862840401168i</text:p>
          </table:table-cell>
          <table:table-cell office:value-type="float" office:value="0.79252819401549368" table:formula="of:=IMABS([.G32])" table:style-name="ce1">
            <text:p>0.792528194</text:p>
          </table:table-cell>
          <table:table-cell office:value-type="float" office:value="13" table:formula="of:=[.A32]" table:style-name="ce1">
            <text:p>13</text:p>
          </table:table-cell>
          <table:table-cell office:value-type="float" office:value="8.6398640312089299" table:formula="of:=(1+[.H32])/(1-[.H32])" table:style-name="ce1">
            <text:p>8.639864031</text:p>
          </table:table-cell>
          <table:table-cell office:value-type="float" office:value="0.12112980296309321" table:formula="of:=IMREAL([.F32])/[.$B$13]" table:style-name="ce1">
            <text:p>0.121129803</text:p>
          </table:table-cell>
          <table:table-cell office:value-type="float" office:value="-0.21422528402518001" table:formula="of:=IMAGINARY([.F32])/[.$B$13]" table:style-name="ce1">
            <text:p>-0.214225284</text:p>
          </table:table-cell>
          <table:table-cell office:value-type="float" office:value="0.24609937318397793" table:formula="of:=IMABS([.F32])/[.$B$13]" table:style-name="ce1">
            <text:p>0.246099373</text:p>
          </table:table-cell>
          <table:table-cell office:value-type="float" office:value="-12.177789848909104" table:formula="of:=20*LOG(IMABS([.F32])/[.$B$13];10)" table:style-name="ce1">
            <text:p>-12.17778985</text:p>
          </table:table-cell>
          <table:table-cell office:value-type="float" office:value="-7.5770076632139194" table:formula="of:=([.N32]-[.N31])/[.$B$16]*[.$B$9]" table:style-name="ce1">
            <text:p>-7.577007663</text:p>
          </table:table-cell>
          <table:table-cell office:value-type="float" office:value="-1.2628346105356532" table:formula="of:=[.O32]/6" table:style-name="ce1">
            <text:p>-1.262834611</text:p>
          </table:table-cell>
          <table:table-cell office:value-type="float" office:value="-11.630761053585406" table:formula="of:=6/([.N32]-[.N31])*[.$B$16]" table:style-name="ce1">
            <text:p>-11.63076105</text:p>
          </table:table-cell>
          <table:table-cell table:number-columns-repeated="16367"/>
        </table:table-row>
        <table:table-row table:style-name="ro1">
          <table:table-cell office:value-type="float" office:value="14" table:formula="of:=[.A32]+[.$B$16]" table:style-name="ce1">
            <text:p>14</text:p>
          </table:table-cell>
          <table:table-cell office:value-type="float" office:value="7078.8363834065067" table:formula="of:=[.$B$15]+[.A33]" table:style-name="ce1">
            <text:p>7078.836383</text:p>
          </table:table-cell>
          <table:table-cell office:value-type="string" office:string-value="155.671742646518i" table:formula="of:=COMPLEX(0;2*PI()*[.B33]*[.$B$2]/1000)" table:style-name="ce1">
            <text:p>155.671742646518i</text:p>
          </table:table-cell>
          <table:table-cell office:value-type="string" office:string-value="-155.056599380997i" table:formula="of:=COMPLEX(0; -1000000000/2/PI()/[.B33]/[.$B$3])" table:style-name="ce1">
            <text:p>-155.056599380997i</text:p>
          </table:table-cell>
          <table:table-cell office:value-type="string" office:string-value="0.323+0.615143265520999i" table:formula="of:=IMSUM([.C33];[.D33];[.$B$7])" table:style-name="ce1">
            <text:p>0.323+0.615143265520999i</text:p>
          </table:table-cell>
          <table:table-cell office:value-type="string" office:string-value="5.40306945672872-10.2899745803371i" table:formula="of:=IMDIV([.$B$7]*[.$B$14];[.E33])" table:style-name="ce1">
            <text:p>5.40306945672872-10.2899745803371i</text:p>
          </table:table-cell>
          <table:table-cell office:value-type="string" office:string-value="-0.744767719541976-0.324054527280333i" table:formula="of:=IMDIV(IMSUB([.F33];[.$B$13]);IMSUM([.F33];[.$B$13]))" table:style-name="ce1">
            <text:p>-0.744767719541976-0.324054527280333i</text:p>
          </table:table-cell>
          <table:table-cell office:value-type="float" office:value="0.81221320644436423" table:formula="of:=IMABS([.G33])" table:style-name="ce1">
            <text:p>0.812213206</text:p>
          </table:table-cell>
          <table:table-cell office:value-type="float" office:value="14" table:formula="of:=[.A33]" table:style-name="ce1">
            <text:p>14</text:p>
          </table:table-cell>
          <table:table-cell office:value-type="float" office:value="9.650376217257568" table:formula="of:=(1+[.H33])/(1-[.H33])" table:style-name="ce1">
            <text:p>9.650376217</text:p>
          </table:table-cell>
          <table:table-cell office:value-type="float" office:value="0.1080613891345744" table:formula="of:=IMREAL([.F33])/[.$B$13]" table:style-name="ce1">
            <text:p>0.108061389</text:p>
          </table:table-cell>
          <table:table-cell office:value-type="float" office:value="-0.20579949160674199" table:formula="of:=IMAGINARY([.F33])/[.$B$13]" table:style-name="ce1">
            <text:p>-0.205799492</text:p>
          </table:table-cell>
          <table:table-cell office:value-type="float" office:value="0.23244503558322638" table:formula="of:=IMABS([.F33])/[.$B$13]" table:style-name="ce1">
            <text:p>0.232445036</text:p>
          </table:table-cell>
          <table:table-cell office:value-type="float" office:value="-12.673594495475824" table:formula="of:=20*LOG(IMABS([.F33])/[.$B$13];10)" table:style-name="ce1">
            <text:p>-12.6735945</text:p>
          </table:table-cell>
          <table:table-cell office:value-type="float" office:value="-7.2822435942327477" table:formula="of:=([.N33]-[.N32])/[.$B$16]*[.$B$9]" table:style-name="ce1">
            <text:p>-7.282243594</text:p>
          </table:table-cell>
          <table:table-cell office:value-type="float" office:value="-1.2137072657054579" table:formula="of:=[.O33]/6" table:style-name="ce1">
            <text:p>-1.213707266</text:p>
          </table:table-cell>
          <table:table-cell office:value-type="float" office:value="-12.101540478791351" table:formula="of:=6/([.N33]-[.N32])*[.$B$16]" table:style-name="ce1">
            <text:p>-12.10154048</text:p>
          </table:table-cell>
          <table:table-cell table:number-columns-repeated="16367"/>
        </table:table-row>
        <table:table-row table:style-name="ro1">
          <table:table-cell office:value-type="float" office:value="15" table:formula="of:=[.A33]+[.$B$16]" table:style-name="ce1">
            <text:p>15</text:p>
          </table:table-cell>
          <table:table-cell office:value-type="float" office:value="7079.8363834065067" table:formula="of:=[.$B$15]+[.A34]" table:style-name="ce1">
            <text:p>7079.836383</text:p>
          </table:table-cell>
          <table:table-cell office:value-type="string" office:string-value="155.693733795093i" table:formula="of:=COMPLEX(0;2*PI()*[.B34]*[.$B$2]/1000)" table:style-name="ce1">
            <text:p>155.693733795093i</text:p>
          </table:table-cell>
          <table:table-cell office:value-type="string" office:string-value="-155.034698225238i" table:formula="of:=COMPLEX(0; -1000000000/2/PI()/[.B34]/[.$B$3])" table:style-name="ce1">
            <text:p>-155.034698225238i</text:p>
          </table:table-cell>
          <table:table-cell office:value-type="string" office:string-value="0.323+0.659035569855007i" table:formula="of:=IMSUM([.C34];[.D34];[.$B$7])" table:style-name="ce1">
            <text:p>0.323+0.659035569855007i</text:p>
          </table:table-cell>
          <table:table-cell office:value-type="string" office:string-value="4.84208980807599-9.87959571502935i" table:formula="of:=IMDIV([.$B$7]*[.$B$14];[.E34])" table:style-name="ce1">
            <text:p>4.84208980807599-9.87959571502935i</text:p>
          </table:table-cell>
          <table:table-cell office:value-type="string" office:string-value="-0.766102295958924-0.318156670114527i" table:formula="of:=IMDIV(IMSUB([.F34];[.$B$13]);IMSUM([.F34];[.$B$13]))" table:style-name="ce1">
            <text:p>-0.766102295958924-0.318156670114527i</text:p>
          </table:table-cell>
          <table:table-cell office:value-type="float" office:value="0.82953986921178091" table:formula="of:=IMABS([.G34])" table:style-name="ce1">
            <text:p>0.829539869</text:p>
          </table:table-cell>
          <table:table-cell office:value-type="float" office:value="15" table:formula="of:=[.A34]" table:style-name="ce1">
            <text:p>15</text:p>
          </table:table-cell>
          <table:table-cell office:value-type="float" office:value="10.732948876384558" table:formula="of:=(1+[.H34])/(1-[.H34])" table:style-name="ce1">
            <text:p>10.73294888</text:p>
          </table:table-cell>
          <table:table-cell office:value-type="float" office:value="9.6841796161519791E-2" table:formula="of:=IMREAL([.F34])/[.$B$13]" table:style-name="ce1">
            <text:p>0.096841796</text:p>
          </table:table-cell>
          <table:table-cell office:value-type="float" office:value="-0.19759191430058698" table:formula="of:=IMAGINARY([.F34])/[.$B$13]" table:style-name="ce1">
            <text:p>-0.197591914</text:p>
          </table:table-cell>
          <table:table-cell office:value-type="float" office:value="0.22004749051229797" table:formula="of:=IMABS([.F34])/[.$B$13]" table:style-name="ce1">
            <text:p>0.220047491</text:p>
          </table:table-cell>
          <table:table-cell office:value-type="float" office:value="-13.149671597951274" table:formula="of:=20*LOG(IMABS([.F34])/[.$B$13];10)" table:style-name="ce1">
            <text:p>-13.1496716</text:p>
          </table:table-cell>
          <table:table-cell office:value-type="float" office:value="-6.9924908002978921" table:formula="of:=([.N34]-[.N33])/[.$B$16]*[.$B$9]" table:style-name="ce1">
            <text:p>-6.9924908</text:p>
          </table:table-cell>
          <table:table-cell office:value-type="float" office:value="-1.1654151333829821" table:formula="of:=[.O34]/6" table:style-name="ce1">
            <text:p>-1.165415133</text:p>
          </table:table-cell>
          <table:table-cell office:value-type="float" office:value="-12.603000582892765" table:formula="of:=6/([.N34]-[.N33])*[.$B$16]" table:style-name="ce1">
            <text:p>-12.60300058</text:p>
          </table:table-cell>
          <table:table-cell table:number-columns-repeated="16367"/>
        </table:table-row>
        <table:table-row table:style-name="ro1">
          <table:table-cell office:value-type="float" office:value="16" table:formula="of:=[.A34]+[.$B$16]" table:style-name="ce1">
            <text:p>16</text:p>
          </table:table-cell>
          <table:table-cell office:value-type="float" office:value="7080.8363834065067" table:formula="of:=[.$B$15]+[.A35]" table:style-name="ce1">
            <text:p>7080.836383</text:p>
          </table:table-cell>
          <table:table-cell office:value-type="string" office:string-value="155.715724943668i" table:formula="of:=COMPLEX(0;2*PI()*[.B35]*[.$B$2]/1000)" table:style-name="ce1">
            <text:p>155.715724943668i</text:p>
          </table:table-cell>
          <table:table-cell office:value-type="string" office:string-value="-155.012803255515i" table:formula="of:=COMPLEX(0; -1000000000/2/PI()/[.B35]/[.$B$3])" table:style-name="ce1">
            <text:p>-155.012803255515i</text:p>
          </table:table-cell>
          <table:table-cell office:value-type="string" office:string-value="0.323+0.702921688152998i" table:formula="of:=IMSUM([.C35];[.D35];[.$B$7])" table:style-name="ce1">
            <text:p>0.323+0.702921688152998i</text:p>
          </table:table-cell>
          <table:table-cell office:value-type="string" office:string-value="4.35846156473111-9.48500668987847i" table:formula="of:=IMDIV([.$B$7]*[.$B$14];[.E35])" table:style-name="ce1">
            <text:p>4.35846156473111-9.48500668987847i</text:p>
          </table:table-cell>
          <table:table-cell office:value-type="string" office:string-value="-0.785283899651113-0.311514145987345i" table:formula="of:=IMDIV(IMSUB([.F35];[.$B$13]);IMSUM([.F35];[.$B$13]))" table:style-name="ce1">
            <text:p>-0.785283899651113-0.311514145987345i</text:p>
          </table:table-cell>
          <table:table-cell office:value-type="float" office:value="0.84481469341003079" table:formula="of:=IMABS([.G35])" table:style-name="ce1">
            <text:p>0.844814693</text:p>
          </table:table-cell>
          <table:table-cell office:value-type="float" office:value="16" table:formula="of:=[.A35]" table:style-name="ce1">
            <text:p>16</text:p>
          </table:table-cell>
          <table:table-cell office:value-type="float" office:value="11.887818079867587" table:formula="of:=(1+[.H35])/(1-[.H35])" table:style-name="ce1">
            <text:p>11.88781808</text:p>
          </table:table-cell>
          <table:table-cell office:value-type="float" office:value="8.7169231294622201E-2" table:formula="of:=IMREAL([.F35])/[.$B$13]" table:style-name="ce1">
            <text:p>0.087169231</text:p>
          </table:table-cell>
          <table:table-cell office:value-type="float" office:value="-0.18970013379756939" table:formula="of:=IMAGINARY([.F35])/[.$B$13]" table:style-name="ce1">
            <text:p>-0.189700134</text:p>
          </table:table-cell>
          <table:table-cell office:value-type="float" office:value="0.20876928808450507" table:formula="of:=IMABS([.F35])/[.$B$13]" table:style-name="ce1">
            <text:p>0.208769288</text:p>
          </table:table-cell>
          <table:table-cell office:value-type="float" office:value="-13.606667795048137" table:formula="of:=20*LOG(IMABS([.F35])/[.$B$13];10)" table:style-name="ce1">
            <text:p>-13.6066678</text:p>
          </table:table-cell>
          <table:table-cell office:value-type="float" office:value="-6.7122356596339818" table:formula="of:=([.N35]-[.N34])/[.$B$16]*[.$B$9]" table:style-name="ce1">
            <text:p>-6.71223566</text:p>
          </table:table-cell>
          <table:table-cell office:value-type="float" office:value="-1.1187059432723303" table:formula="of:=[.O35]/6" table:style-name="ce1">
            <text:p>-1.118705943</text:p>
          </table:table-cell>
          <table:table-cell office:value-type="float" office:value="-13.129212098734946" table:formula="of:=6/([.N35]-[.N34])*[.$B$16]" table:style-name="ce1">
            <text:p>-13.1292121</text:p>
          </table:table-cell>
          <table:table-cell table:number-columns-repeated="16367"/>
        </table:table-row>
        <table:table-row table:style-name="ro1">
          <table:table-cell office:value-type="float" office:value="17" table:formula="of:=[.A35]+[.$B$16]" table:style-name="ce1">
            <text:p>17</text:p>
          </table:table-cell>
          <table:table-cell office:value-type="float" office:value="7081.8363834065067" table:formula="of:=[.$B$15]+[.A36]" table:style-name="ce1">
            <text:p>7081.836383</text:p>
          </table:table-cell>
          <table:table-cell office:value-type="string" office:string-value="155.737716092244i" table:formula="of:=COMPLEX(0;2*PI()*[.B36]*[.$B$2]/1000)" table:style-name="ce1">
            <text:p>155.737716092244i</text:p>
          </table:table-cell>
          <table:table-cell office:value-type="string" office:string-value="-154.990914469208i" table:formula="of:=COMPLEX(0; -1000000000/2/PI()/[.B36]/[.$B$3])" table:style-name="ce1">
            <text:p>-154.990914469208i</text:p>
          </table:table-cell>
          <table:table-cell office:value-type="string" office:string-value="0.323+0.746801623035992i" table:formula="of:=IMSUM([.C36];[.D36];[.$B$7])" table:style-name="ce1">
            <text:p>0.323+0.746801623035992i</text:p>
          </table:table-cell>
          <table:table-cell office:value-type="string" office:string-value="3.9396689682259-9.10882718172024i" table:formula="of:=IMDIV([.$B$7]*[.$B$14];[.E36])" table:style-name="ce1">
            <text:p>3.9396689682259-9.10882718172024i</text:p>
          </table:table-cell>
          <table:table-cell office:value-type="string" office:string-value="-0.802520128070867-0.304392753093119i" table:formula="of:=IMDIV(IMSUB([.F36];[.$B$13]);IMSUM([.F36];[.$B$13]))" table:style-name="ce1">
            <text:p>-0.802520128070867-0.304392753093119i</text:p>
          </table:table-cell>
          <table:table-cell office:value-type="float" office:value="0.85830851335314695" table:formula="of:=IMABS([.G36])" table:style-name="ce1">
            <text:p>0.858308513</text:p>
          </table:table-cell>
          <table:table-cell office:value-type="float" office:value="17" table:formula="of:=[.A36]" table:style-name="ce1">
            <text:p>17</text:p>
          </table:table-cell>
          <table:table-cell office:value-type="float" office:value="13.11517408229847" table:formula="of:=(1+[.H36])/(1-[.H36])" table:style-name="ce1">
            <text:p>13.11517408</text:p>
          </table:table-cell>
          <table:table-cell office:value-type="float" office:value="7.8793379364517996E-2" table:formula="of:=IMREAL([.F36])/[.$B$13]" table:style-name="ce1">
            <text:p>0.078793379</text:p>
          </table:table-cell>
          <table:table-cell office:value-type="float" office:value="-0.1821765436344048" table:formula="of:=IMAGINARY([.F36])/[.$B$13]" table:style-name="ce1">
            <text:p>-0.182176544</text:p>
          </table:table-cell>
          <table:table-cell office:value-type="float" office:value="0.19848599366771211" table:formula="of:=IMABS([.F36])/[.$B$13]" table:style-name="ce1">
            <text:p>0.198485994</text:p>
          </table:table-cell>
          <table:table-cell office:value-type="float" office:value="-14.045402683552922" table:formula="of:=20*LOG(IMABS([.F36])/[.$B$13];10)" table:style-name="ce1">
            <text:p>-14.04540268</text:p>
          </table:table-cell>
          <table:table-cell office:value-type="float" office:value="-6.4440185333165134" table:formula="of:=([.N36]-[.N35])/[.$B$16]*[.$B$9]" table:style-name="ce1">
            <text:p>-6.444018533</text:p>
          </table:table-cell>
          <table:table-cell office:value-type="float" office:value="-1.0740030888860856" table:formula="of:=[.O36]/6" table:style-name="ce1">
            <text:p>-1.074003089</text:p>
          </table:table-cell>
          <table:table-cell office:value-type="float" office:value="-13.675684695256615" table:formula="of:=6/([.N36]-[.N35])*[.$B$16]" table:style-name="ce1">
            <text:p>-13.6756847</text:p>
          </table:table-cell>
          <table:table-cell table:number-columns-repeated="16367"/>
        </table:table-row>
        <table:table-row table:style-name="ro1">
          <table:table-cell office:value-type="float" office:value="18" table:formula="of:=[.A36]+[.$B$16]" table:style-name="ce1">
            <text:p>18</text:p>
          </table:table-cell>
          <table:table-cell office:value-type="float" office:value="7082.8363834065067" table:formula="of:=[.$B$15]+[.A37]" table:style-name="ce1">
            <text:p>7082.836383</text:p>
          </table:table-cell>
          <table:table-cell office:value-type="string" office:string-value="155.759707240819i" table:formula="of:=COMPLEX(0;2*PI()*[.B37]*[.$B$2]/1000)" table:style-name="ce1">
            <text:p>155.759707240819i</text:p>
          </table:table-cell>
          <table:table-cell office:value-type="string" office:string-value="-154.969031863698i" table:formula="of:=COMPLEX(0; -1000000000/2/PI()/[.B37]/[.$B$3])" table:style-name="ce1">
            <text:p>-154.969031863698i</text:p>
          </table:table-cell>
          <table:table-cell office:value-type="string" office:string-value="0.323+0.790675377121005i" table:formula="of:=IMSUM([.C37];[.D37];[.$B$7])" table:style-name="ce1">
            <text:p>0.323+0.790675377121005i</text:p>
          </table:table-cell>
          <table:table-cell office:value-type="string" office:string-value="3.5753767346827-8.75220541190374i" table:formula="of:=IMDIV([.$B$7]*[.$B$14];[.E37])" table:style-name="ce1">
            <text:p>3.5753767346827-8.75220541190374i</text:p>
          </table:table-cell>
          <table:table-cell office:value-type="string" office:string-value="-0.818011303492454-0.296994801326861i" table:formula="of:=IMDIV(IMSUB([.F37];[.$B$13]);IMSUM([.F37];[.$B$13]))" table:style-name="ce1">
            <text:p>-0.818011303492454-0.296994801326861i</text:p>
          </table:table-cell>
          <table:table-cell office:value-type="float" office:value="0.87025766566954488" table:formula="of:=IMABS([.G37])" table:style-name="ce1">
            <text:p>0.870257666</text:p>
          </table:table-cell>
          <table:table-cell office:value-type="float" office:value="18" table:formula="of:=[.A37]" table:style-name="ce1">
            <text:p>18</text:p>
          </table:table-cell>
          <table:table-cell office:value-type="float" office:value="14.415168921702753" table:formula="of:=(1+[.H37])/(1-[.H37])" table:style-name="ce1">
            <text:p>14.41516892</text:p>
          </table:table-cell>
          <table:table-cell office:value-type="float" office:value="7.1507534693653993E-2" table:formula="of:=IMREAL([.F37])/[.$B$13]" table:style-name="ce1">
            <text:p>0.071507535</text:p>
          </table:table-cell>
          <table:table-cell office:value-type="float" office:value="-0.17504410823807479" table:formula="of:=IMAGINARY([.F37])/[.$B$13]" table:style-name="ce1">
            <text:p>-0.175044108</text:p>
          </table:table-cell>
          <table:table-cell office:value-type="float" office:value="0.18908666623225173" table:formula="of:=IMABS([.F37])/[.$B$13]" table:style-name="ce1">
            <text:p>0.189086666</text:p>
          </table:table-cell>
          <table:table-cell office:value-type="float" office:value="-14.466781901779759" table:formula="of:=20*LOG(IMABS([.F37])/[.$B$13];10)" table:style-name="ce1">
            <text:p>-14.4667819</text:p>
          </table:table-cell>
          <table:table-cell office:value-type="float" office:value="-6.1891031758659683" table:formula="of:=([.N37]-[.N36])/[.$B$16]*[.$B$9]" table:style-name="ce1">
            <text:p>-6.189103176</text:p>
          </table:table-cell>
          <table:table-cell office:value-type="float" office:value="-1.0315171959776614" table:formula="of:=[.O37]/6" table:style-name="ce1">
            <text:p>-1.031517196</text:p>
          </table:table-cell>
          <table:table-cell office:value-type="float" office:value="-14.238955649611727" table:formula="of:=6/([.N37]-[.N36])*[.$B$16]" table:style-name="ce1">
            <text:p>-14.23895565</text:p>
          </table:table-cell>
          <table:table-cell table:number-columns-repeated="16367"/>
        </table:table-row>
        <table:table-row table:style-name="ro1">
          <table:table-cell office:value-type="float" office:value="19" table:formula="of:=[.A37]+[.$B$16]" table:style-name="ce1">
            <text:p>19</text:p>
          </table:table-cell>
          <table:table-cell office:value-type="float" office:value="7083.8363834065067" table:formula="of:=[.$B$15]+[.A38]" table:style-name="ce1">
            <text:p>7083.836383</text:p>
          </table:table-cell>
          <table:table-cell office:value-type="string" office:string-value="155.781698389394i" table:formula="of:=COMPLEX(0;2*PI()*[.B38]*[.$B$2]/1000)" table:style-name="ce1">
            <text:p>155.781698389394i</text:p>
          </table:table-cell>
          <table:table-cell office:value-type="string" office:string-value="-154.947155436368i" table:formula="of:=COMPLEX(0; -1000000000/2/PI()/[.B38]/[.$B$3])" table:style-name="ce1">
            <text:p>-154.947155436368i</text:p>
          </table:table-cell>
          <table:table-cell office:value-type="string" office:string-value="0.323+0.834542953025988i" table:formula="of:=IMSUM([.C38];[.D38];[.$B$7])" table:style-name="ce1">
            <text:p>0.323+0.834542953025988i</text:p>
          </table:table-cell>
          <table:table-cell office:value-type="string" office:string-value="3.25706107333022-8.41534788335292i" table:formula="of:=IMDIV([.$B$7]*[.$B$14];[.E38])" table:style-name="ce1">
            <text:p>3.25706107333022-8.41534788335292i</text:p>
          </table:table-cell>
          <table:table-cell office:value-type="string" office:string-value="-0.831944660777529-0.289472443893717i" table:formula="of:=IMDIV(IMSUB([.F38];[.$B$13]);IMSUM([.F38];[.$B$13]))" table:style-name="ce1">
            <text:p>-0.831944660777529-0.289472443893717i</text:p>
          </table:table-cell>
          <table:table-cell office:value-type="float" office:value="0.8808667404153927" table:formula="of:=IMABS([.G38])" table:style-name="ce1">
            <text:p>0.88086674</text:p>
          </table:table-cell>
          <table:table-cell office:value-type="float" office:value="19" table:formula="of:=[.A38]" table:style-name="ce1">
            <text:p>19</text:p>
          </table:table-cell>
          <table:table-cell office:value-type="float" office:value="15.787923095310081" table:formula="of:=(1+[.H38])/(1-[.H38])" table:style-name="ce1">
            <text:p>15.7879231</text:p>
          </table:table-cell>
          <table:table-cell office:value-type="float" office:value="6.5141221466604393E-2" table:formula="of:=IMREAL([.F38])/[.$B$13]" table:style-name="ce1">
            <text:p>0.065141221</text:p>
          </table:table-cell>
          <table:table-cell office:value-type="float" office:value="-0.16830695766705842" table:formula="of:=IMAGINARY([.F38])/[.$B$13]" table:style-name="ce1">
            <text:p>-0.168306958</text:p>
          </table:table-cell>
          <table:table-cell office:value-type="float" office:value="0.18047329645491103" table:formula="of:=IMABS([.F38])/[.$B$13]" table:style-name="ce1">
            <text:p>0.180473296</text:p>
          </table:table-cell>
          <table:table-cell office:value-type="float" office:value="-14.871740978792072" table:formula="of:=20*LOG(IMABS([.F38])/[.$B$13];10)" table:style-name="ce1">
            <text:p>-14.87174098</text:p>
          </table:table-cell>
          <table:table-cell office:value-type="float" office:value="-5.9479286144658507" table:formula="of:=([.N38]-[.N37])/[.$B$16]*[.$B$9]" table:style-name="ce1">
            <text:p>-5.947928614</text:p>
          </table:table-cell>
          <table:table-cell office:value-type="float" office:value="-0.99132143574430842" table:formula="of:=[.O38]/6" table:style-name="ce1">
            <text:p>-0.991321436</text:p>
          </table:table-cell>
          <table:table-cell office:value-type="float" office:value="-14.816311920371078" table:formula="of:=6/([.N38]-[.N37])*[.$B$16]" table:style-name="ce1">
            <text:p>-14.81631192</text:p>
          </table:table-cell>
          <table:table-cell table:number-columns-repeated="16367"/>
        </table:table-row>
        <table:table-row table:style-name="ro1">
          <table:table-cell office:value-type="float" office:value="20" table:formula="of:=[.A38]+[.$B$16]" table:style-name="ce1">
            <text:p>20</text:p>
          </table:table-cell>
          <table:table-cell office:value-type="float" office:value="7084.8363834065067" table:formula="of:=[.$B$15]+[.A39]" table:style-name="ce1">
            <text:p>7084.836383</text:p>
          </table:table-cell>
          <table:table-cell office:value-type="string" office:string-value="155.803689537969i" table:formula="of:=COMPLEX(0;2*PI()*[.B39]*[.$B$2]/1000)" table:style-name="ce1">
            <text:p>155.803689537969i</text:p>
          </table:table-cell>
          <table:table-cell office:value-type="string" office:string-value="-154.9252851846i" table:formula="of:=COMPLEX(0; -1000000000/2/PI()/[.B39]/[.$B$3])" table:style-name="ce1">
            <text:p>-154.9252851846i</text:p>
          </table:table-cell>
          <table:table-cell office:value-type="string" office:string-value="0.323+0.878404353369007i" table:formula="of:=IMSUM([.C39];[.D39];[.$B$7])" table:style-name="ce1">
            <text:p>0.323+0.878404353369007i</text:p>
          </table:table-cell>
          <table:table-cell office:value-type="string" office:string-value="2.97768682930881-8.097873293605i" table:formula="of:=IMDIV([.$B$7]*[.$B$14];[.E39])" table:style-name="ce1">
            <text:p>2.97768682930881-8.097873293605i</text:p>
          </table:table-cell>
          <table:table-cell office:value-type="string" office:string-value="-0.844491561673963-0.281938677422512i" table:formula="of:=IMDIV(IMSUB([.F39];[.$B$13]);IMSUM([.F39];[.$B$13]))" table:style-name="ce1">
            <text:p>-0.844491561673963-0.281938677422512i</text:p>
          </table:table-cell>
          <table:table-cell office:value-type="float" office:value="0.89031197653703631" table:formula="of:=IMABS([.G39])" table:style-name="ce1">
            <text:p>0.890311977</text:p>
          </table:table-cell>
          <table:table-cell office:value-type="float" office:value="20" table:formula="of:=[.A39]" table:style-name="ce1">
            <text:p>20</text:p>
          </table:table-cell>
          <table:table-cell office:value-type="float" office:value="17.233531217519864" table:formula="of:=(1+[.H39])/(1-[.H39])" table:style-name="ce1">
            <text:p>17.23353122</text:p>
          </table:table-cell>
          <table:table-cell office:value-type="float" office:value="5.9553736586176201E-2" table:formula="of:=IMREAL([.F39])/[.$B$13]" table:style-name="ce1">
            <text:p>0.059553737</text:p>
          </table:table-cell>
          <table:table-cell office:value-type="float" office:value="-0.1619574658721" table:formula="of:=IMAGINARY([.F39])/[.$B$13]" table:style-name="ce1">
            <text:p>-0.161957466</text:p>
          </table:table-cell>
          <table:table-cell office:value-type="float" office:value="0.17255975281938746" table:formula="of:=IMABS([.F39])/[.$B$13]" table:style-name="ce1">
            <text:p>0.172559753</text:p>
          </table:table-cell>
          <table:table-cell office:value-type="float" office:value="-15.261209800072784" table:formula="of:=20*LOG(IMABS([.F39])/[.$B$13];10)" table:style-name="ce1">
            <text:p>-15.2612098</text:p>
          </table:table-cell>
          <table:table-cell office:value-type="float" office:value="-5.7204119577430728" table:formula="of:=([.N39]-[.N38])/[.$B$16]*[.$B$9]" table:style-name="ce1">
            <text:p>-5.720411958</text:p>
          </table:table-cell>
          <table:table-cell office:value-type="float" office:value="-0.95340199295717876" table:formula="of:=[.O39]/6" table:style-name="ce1">
            <text:p>-0.953401993</text:p>
          </table:table-cell>
          <table:table-cell office:value-type="float" office:value="-15.405597758171936" table:formula="of:=6/([.N39]-[.N38])*[.$B$16]" table:style-name="ce1">
            <text:p>-15.40559776</text:p>
          </table:table-cell>
          <table:table-cell table:number-columns-repeated="16367"/>
        </table:table-row>
        <table:table-row table:style-name="ro1">
          <table:table-cell office:value-type="float" office:value="21" table:formula="of:=[.A39]+[.$B$16]" table:style-name="ce1">
            <text:p>21</text:p>
          </table:table-cell>
          <table:table-cell office:value-type="float" office:value="7085.8363834065067" table:formula="of:=[.$B$15]+[.A40]" table:style-name="ce1">
            <text:p>7085.836383</text:p>
          </table:table-cell>
          <table:table-cell office:value-type="string" office:string-value="155.825680686544i" table:formula="of:=COMPLEX(0;2*PI()*[.B40]*[.$B$2]/1000)" table:style-name="ce1">
            <text:p>155.825680686544i</text:p>
          </table:table-cell>
          <table:table-cell office:value-type="string" office:string-value="-154.903421105781i" table:formula="of:=COMPLEX(0; -1000000000/2/PI()/[.B40]/[.$B$3])" table:style-name="ce1">
            <text:p>-154.903421105781i</text:p>
          </table:table-cell>
          <table:table-cell office:value-type="string" office:string-value="0.323+0.922259580762983i" table:formula="of:=IMSUM([.C40];[.D40];[.$B$7])" table:style-name="ce1">
            <text:p>0.323+0.922259580762983i</text:p>
          </table:table-cell>
          <table:table-cell office:value-type="string" office:string-value="2.73143530966588-7.79904762716304i" table:formula="of:=IMDIV([.$B$7]*[.$B$14];[.E40])" table:style-name="ce1">
            <text:p>2.73143530966588-7.79904762716304i</text:p>
          </table:table-cell>
          <table:table-cell office:value-type="string" office:string-value="-0.855806625188982-0.274476205164105i" table:formula="of:=IMDIV(IMSUB([.F40];[.$B$13]);IMSUM([.F40];[.$B$13]))" table:style-name="ce1">
            <text:p>-0.855806625188982-0.274476205164105i</text:p>
          </table:table-cell>
          <table:table-cell office:value-type="float" office:value="0.89874477295761934" table:formula="of:=IMABS([.G40])" table:style-name="ce1">
            <text:p>0.898744773</text:p>
          </table:table-cell>
          <table:table-cell office:value-type="float" office:value="21" table:formula="of:=[.A40]" table:style-name="ce1">
            <text:p>21</text:p>
          </table:table-cell>
          <table:table-cell office:value-type="float" office:value="18.752066717137424" table:formula="of:=(1+[.H40])/(1-[.H40])" table:style-name="ce1">
            <text:p>18.75206672</text:p>
          </table:table-cell>
          <table:table-cell office:value-type="float" office:value="5.4628706193317597E-2" table:formula="of:=IMREAL([.F40])/[.$B$13]" table:style-name="ce1">
            <text:p>0.054628706</text:p>
          </table:table-cell>
          <table:table-cell office:value-type="float" office:value="-0.1559809525432608" table:formula="of:=IMAGINARY([.F40])/[.$B$13]" table:style-name="ce1">
            <text:p>-0.155980953</text:p>
          </table:table-cell>
          <table:table-cell office:value-type="float" office:value="0.16527054515750467" table:formula="of:=IMABS([.F40])/[.$B$13]" table:style-name="ce1">
            <text:p>0.165270545</text:p>
          </table:table-cell>
          <table:table-cell office:value-type="float" office:value="-15.636090807023294" table:formula="of:=20*LOG(IMABS([.F40])/[.$B$13];10)" table:style-name="ce1">
            <text:p>-15.63609081</text:p>
          </table:table-cell>
          <table:table-cell office:value-type="float" office:value="-5.5061501145038223" table:formula="of:=([.N40]-[.N39])/[.$B$16]*[.$B$9]" table:style-name="ce1">
            <text:p>-5.506150115</text:p>
          </table:table-cell>
          <table:table-cell office:value-type="float" office:value="-0.91769168575063709" table:formula="of:=[.O40]/6" table:style-name="ce1">
            <text:p>-0.917691686</text:p>
          </table:table-cell>
          <table:table-cell office:value-type="float" office:value="-16.005078648308515" table:formula="of:=6/([.N40]-[.N39])*[.$B$16]" table:style-name="ce1">
            <text:p>-16.00507865</text:p>
          </table:table-cell>
          <table:table-cell table:number-columns-repeated="16367"/>
        </table:table-row>
        <table:table-row table:style-name="ro1">
          <table:table-cell office:value-type="float" office:value="22" table:formula="of:=[.A40]+[.$B$16]" table:style-name="ce1">
            <text:p>22</text:p>
          </table:table-cell>
          <table:table-cell office:value-type="float" office:value="7086.8363834065067" table:formula="of:=[.$B$15]+[.A41]" table:style-name="ce1">
            <text:p>7086.836383</text:p>
          </table:table-cell>
          <table:table-cell office:value-type="string" office:string-value="155.847671835119i" table:formula="of:=COMPLEX(0;2*PI()*[.B41]*[.$B$2]/1000)" table:style-name="ce1">
            <text:p>155.847671835119i</text:p>
          </table:table-cell>
          <table:table-cell office:value-type="string" office:string-value="-154.881563197298i" table:formula="of:=COMPLEX(0; -1000000000/2/PI()/[.B41]/[.$B$3])" table:style-name="ce1">
            <text:p>-154.881563197298i</text:p>
          </table:table-cell>
          <table:table-cell office:value-type="string" office:string-value="0.323+0.966108637821009i" table:formula="of:=IMSUM([.C41];[.D41];[.$B$7])" table:style-name="ce1">
            <text:p>0.323+0.966108637821009i</text:p>
          </table:table-cell>
          <table:table-cell office:value-type="string" office:string-value="2.51347963627663-7.51793928047696i" table:formula="of:=IMDIV([.$B$7]*[.$B$14];[.E41])" table:style-name="ce1">
            <text:p>2.51347963627663-7.51793928047696i</text:p>
          </table:table-cell>
          <table:table-cell office:value-type="string" office:string-value="-0.86602801467118-0.267144462852845i" table:formula="of:=IMDIV(IMSUB([.F41];[.$B$13]);IMSUM([.F41];[.$B$13]))" table:style-name="ce1">
            <text:p>-0.86602801467118-0.267144462852845i</text:p>
          </table:table-cell>
          <table:table-cell office:value-type="float" office:value="0.90629503266223455" table:formula="of:=IMABS([.G41])" table:style-name="ce1">
            <text:p>0.906295033</text:p>
          </table:table-cell>
          <table:table-cell office:value-type="float" office:value="22" table:formula="of:=[.A41]" table:style-name="ce1">
            <text:p>22</text:p>
          </table:table-cell>
          <table:table-cell office:value-type="float" office:value="20.343585690509599" table:formula="of:=(1+[.H41])/(1-[.H41])" table:style-name="ce1">
            <text:p>20.34358569</text:p>
          </table:table-cell>
          <table:table-cell office:value-type="float" office:value="5.0269592725532594E-2" table:formula="of:=IMREAL([.F41])/[.$B$13]" table:style-name="ce1">
            <text:p>0.050269593</text:p>
          </table:table-cell>
          <table:table-cell office:value-type="float" office:value="-0.15035878560953919" table:formula="of:=IMAGINARY([.F41])/[.$B$13]" table:style-name="ce1">
            <text:p>-0.150358786</text:p>
          </table:table-cell>
          <table:table-cell office:value-type="float" office:value="0.15853957349118322" table:formula="of:=IMABS([.F41])/[.$B$13]" table:style-name="ce1">
            <text:p>0.158539573</text:p>
          </table:table-cell>
          <table:table-cell office:value-type="float" office:value="-15.997246289911143" table:formula="of:=20*LOG(IMABS([.F41])/[.$B$13];10)" table:style-name="ce1">
            <text:p>-15.99724629</text:p>
          </table:table-cell>
          <table:table-cell office:value-type="float" office:value="-5.3045533558309517" table:formula="of:=([.N41]-[.N40])/[.$B$16]*[.$B$9]" table:style-name="ce1">
            <text:p>-5.304553356</text:p>
          </table:table-cell>
          <table:table-cell office:value-type="float" office:value="-0.88409222597182524" table:formula="of:=[.O41]/6" table:style-name="ce1">
            <text:p>-0.884092226</text:p>
          </table:table-cell>
          <table:table-cell office:value-type="float" office:value="-16.613343239380377" table:formula="of:=6/([.N41]-[.N40])*[.$B$16]" table:style-name="ce1">
            <text:p>-16.61334324</text:p>
          </table:table-cell>
          <table:table-cell table:number-columns-repeated="16367"/>
        </table:table-row>
        <table:table-row table:style-name="ro1">
          <table:table-cell office:value-type="float" office:value="23" table:formula="of:=[.A41]+[.$B$16]" table:style-name="ce1">
            <text:p>23</text:p>
          </table:table-cell>
          <table:table-cell office:value-type="float" office:value="7087.8363834065067" table:formula="of:=[.$B$15]+[.A42]" table:style-name="ce1">
            <text:p>7087.836383</text:p>
          </table:table-cell>
          <table:table-cell office:value-type="string" office:string-value="155.869662983694i" table:formula="of:=COMPLEX(0;2*PI()*[.B42]*[.$B$2]/1000)" table:style-name="ce1">
            <text:p>155.869662983694i</text:p>
          </table:table-cell>
          <table:table-cell office:value-type="string" office:string-value="-154.859711456538i" table:formula="of:=COMPLEX(0; -1000000000/2/PI()/[.B42]/[.$B$3])" table:style-name="ce1">
            <text:p>-154.859711456538i</text:p>
          </table:table-cell>
          <table:table-cell office:value-type="string" office:string-value="0.323+1.00995152715601i" table:formula="of:=IMSUM([.C42];[.D42];[.$B$7])" table:style-name="ce1">
            <text:p>0.323+1.00995152715601i</text:p>
          </table:table-cell>
          <table:table-cell office:value-type="string" office:string-value="2.31980155105771-7.25352049284712i" table:formula="of:=IMDIV([.$B$7]*[.$B$14];[.E42])" table:style-name="ce1">
            <text:p>2.31980155105771-7.25352049284712i</text:p>
          </table:table-cell>
          <table:table-cell office:value-type="string" office:string-value="-0.875278377592146-0.259985124912668i" table:formula="of:=IMDIV(IMSUB([.F42];[.$B$13]);IMSUM([.F42];[.$B$13]))" table:style-name="ce1">
            <text:p>-0.875278377592146-0.259985124912668i</text:p>
          </table:table-cell>
          <table:table-cell office:value-type="float" office:value="0.91307420479180923" table:formula="of:=IMABS([.G42])" table:style-name="ce1">
            <text:p>0.913074205</text:p>
          </table:table-cell>
          <table:table-cell office:value-type="float" office:value="23" table:formula="of:=[.A42]" table:style-name="ce1">
            <text:p>23</text:p>
          </table:table-cell>
          <table:table-cell office:value-type="float" office:value="22.008130040224763" table:formula="of:=(1+[.H42])/(1-[.H42])" table:style-name="ce1">
            <text:p>22.00813004</text:p>
          </table:table-cell>
          <table:table-cell office:value-type="float" office:value="4.6396031021154201E-2" table:formula="of:=IMREAL([.F42])/[.$B$13]" table:style-name="ce1">
            <text:p>0.046396031</text:p>
          </table:table-cell>
          <table:table-cell office:value-type="float" office:value="-0.14507040985694242" table:formula="of:=IMAGINARY([.F42])/[.$B$13]" table:style-name="ce1">
            <text:p>-0.14507041</text:p>
          </table:table-cell>
          <table:table-cell office:value-type="float" office:value="0.1523089475722853" table:formula="of:=IMABS([.F42])/[.$B$13]" table:style-name="ce1">
            <text:p>0.152308948</text:p>
          </table:table-cell>
          <table:table-cell office:value-type="float" office:value="-16.345491655258485" table:formula="of:=20*LOG(IMABS([.F42])/[.$B$13];10)" table:style-name="ce1">
            <text:p>-16.34549166</text:p>
          </table:table-cell>
          <table:table-cell office:value-type="float" office:value="-5.1149330660430934" table:formula="of:=([.N42]-[.N41])/[.$B$16]*[.$B$9]" table:style-name="ce1">
            <text:p>-5.114933066</text:p>
          </table:table-cell>
          <table:table-cell office:value-type="float" office:value="-0.85248884434051553" table:formula="of:=[.O42]/6" table:style-name="ce1">
            <text:p>-0.852488844</text:p>
          </table:table-cell>
          <table:table-cell office:value-type="float" office:value="-17.229231447245716" table:formula="of:=6/([.N42]-[.N41])*[.$B$16]" table:style-name="ce1">
            <text:p>-17.22923145</text:p>
          </table:table-cell>
          <table:table-cell table:number-columns-repeated="16367"/>
        </table:table-row>
        <table:table-row table:style-name="ro1">
          <table:table-cell office:value-type="float" office:value="24" table:formula="of:=[.A42]+[.$B$16]" table:style-name="ce1">
            <text:p>24</text:p>
          </table:table-cell>
          <table:table-cell office:value-type="float" office:value="7088.8363834065067" table:formula="of:=[.$B$15]+[.A43]" table:style-name="ce1">
            <text:p>7088.836383</text:p>
          </table:table-cell>
          <table:table-cell office:value-type="string" office:string-value="155.891654132269i" table:formula="of:=COMPLEX(0;2*PI()*[.B43]*[.$B$2]/1000)" table:style-name="ce1">
            <text:p>155.891654132269i</text:p>
          </table:table-cell>
          <table:table-cell office:value-type="string" office:string-value="-154.837865880892i" table:formula="of:=COMPLEX(0; -1000000000/2/PI()/[.B43]/[.$B$3])" table:style-name="ce1">
            <text:p>-154.837865880892i</text:p>
          </table:table-cell>
          <table:table-cell office:value-type="string" office:string-value="0.323+1.053788251377i" table:formula="of:=IMSUM([.C43];[.D43];[.$B$7])" table:style-name="ce1">
            <text:p>0.323+1.053788251377i</text:p>
          </table:table-cell>
          <table:table-cell office:value-type="string" office:string-value="2.1470430003306-7.00473278312574i" table:formula="of:=IMDIV([.$B$7]*[.$B$14];[.E43])" table:style-name="ce1">
            <text:p>2.1470430003306-7.00473278312574i</text:p>
          </table:table-cell>
          <table:table-cell office:value-type="string" office:string-value="-0.883666112882056-0.253026384895579i" table:formula="of:=IMDIV(IMSUB([.F43];[.$B$13]);IMSUM([.F43];[.$B$13]))" table:style-name="ce1">
            <text:p>-0.883666112882056-0.253026384895579i</text:p>
          </table:table-cell>
          <table:table-cell office:value-type="float" office:value="0.91917797542663537" table:formula="of:=IMABS([.G43])" table:style-name="ce1">
            <text:p>0.919177975</text:p>
          </table:table-cell>
          <table:table-cell office:value-type="float" office:value="24" table:formula="of:=[.A43]" table:style-name="ce1">
            <text:p>24</text:p>
          </table:table-cell>
          <table:table-cell office:value-type="float" office:value="23.745730022941196" table:formula="of:=(1+[.H43])/(1-[.H43])" table:style-name="ce1">
            <text:p>23.74573002</text:p>
          </table:table-cell>
          <table:table-cell office:value-type="float" office:value="4.2940860006612E-2" table:formula="of:=IMREAL([.F43])/[.$B$13]" table:style-name="ce1">
            <text:p>0.04294086</text:p>
          </table:table-cell>
          <table:table-cell office:value-type="float" office:value="-0.14009465566251481" table:formula="of:=IMAGINARY([.F43])/[.$B$13]" table:style-name="ce1">
            <text:p>-0.140094656</text:p>
          </table:table-cell>
          <table:table-cell office:value-type="float" office:value="0.14652791544038984" table:formula="of:=IMABS([.F43])/[.$B$13]" table:style-name="ce1">
            <text:p>0.146527915</text:p>
          </table:table-cell>
          <table:table-cell office:value-type="float" office:value="-16.681592575575596" table:formula="of:=20*LOG(IMABS([.F43])/[.$B$13];10)" table:style-name="ce1">
            <text:p>-16.68159258</text:p>
          </table:table-cell>
          <table:table-cell office:value-type="float" office:value="-4.9365587655210685" table:formula="of:=([.N43]-[.N42])/[.$B$16]*[.$B$9]" table:style-name="ce1">
            <text:p>-4.936558766</text:p>
          </table:table-cell>
          <table:table-cell office:value-type="float" office:value="-0.82275979425351142" table:formula="of:=[.O43]/6" table:style-name="ce1">
            <text:p>-0.822759794</text:p>
          </table:table-cell>
          <table:table-cell office:value-type="float" office:value="-17.851780930379469" table:formula="of:=6/([.N43]-[.N42])*[.$B$16]" table:style-name="ce1">
            <text:p>-17.85178093</text:p>
          </table:table-cell>
          <table:table-cell table:number-columns-repeated="16367"/>
        </table:table-row>
        <table:table-row table:style-name="ro1">
          <table:table-cell office:value-type="float" office:value="25" table:formula="of:=[.A43]+[.$B$16]" table:style-name="ce1">
            <text:p>25</text:p>
          </table:table-cell>
          <table:table-cell office:value-type="float" office:value="7089.8363834065067" table:formula="of:=[.$B$15]+[.A44]" table:style-name="ce1">
            <text:p>7089.836383</text:p>
          </table:table-cell>
          <table:table-cell office:value-type="string" office:string-value="155.913645280845i" table:formula="of:=COMPLEX(0;2*PI()*[.B44]*[.$B$2]/1000)" table:style-name="ce1">
            <text:p>155.913645280845i</text:p>
          </table:table-cell>
          <table:table-cell office:value-type="string" office:string-value="-154.816026467751i" table:formula="of:=COMPLEX(0; -1000000000/2/PI()/[.B44]/[.$B$3])" table:style-name="ce1">
            <text:p>-154.816026467751i</text:p>
          </table:table-cell>
          <table:table-cell office:value-type="string" office:string-value="0.323+1.09761881309402i" table:formula="of:=IMSUM([.C44];[.D44];[.$B$7])" table:style-name="ce1">
            <text:p>0.323+1.09761881309402i</text:p>
          </table:table-cell>
          <table:table-cell office:value-type="string" office:string-value="1.99238625947393-6.77052830138887i" table:formula="of:=IMDIV([.$B$7]*[.$B$14];[.E44])" table:style-name="ce1">
            <text:p>1.99238625947393-6.77052830138887i</text:p>
          </table:table-cell>
          <table:table-cell office:value-type="string" office:string-value="-0.891286762465862-0.246286263673538i" table:formula="of:=IMDIV(IMSUB([.F44];[.$B$13]);IMSUM([.F44];[.$B$13]))" table:style-name="ce1">
            <text:p>-0.891286762465862-0.246286263673538i</text:p>
          </table:table-cell>
          <table:table-cell office:value-type="float" office:value="0.92468860521861596" table:formula="of:=IMABS([.G44])" table:style-name="ce1">
            <text:p>0.924688605</text:p>
          </table:table-cell>
          <table:table-cell office:value-type="float" office:value="25" table:formula="of:=[.A44]" table:style-name="ce1">
            <text:p>25</text:p>
          </table:table-cell>
          <table:table-cell office:value-type="float" office:value="25.556406315480601" table:formula="of:=(1+[.H44])/(1-[.H44])" table:style-name="ce1">
            <text:p>25.55640632</text:p>
          </table:table-cell>
          <table:table-cell office:value-type="float" office:value="3.98477251894786E-2" table:formula="of:=IMREAL([.F44])/[.$B$13]" table:style-name="ce1">
            <text:p>0.039847725</text:p>
          </table:table-cell>
          <table:table-cell office:value-type="float" office:value="-0.1354105660277774" table:formula="of:=IMAGINARY([.F44])/[.$B$13]" table:style-name="ce1">
            <text:p>-0.135410566</text:p>
          </table:table-cell>
          <table:table-cell office:value-type="float" office:value="0.14115191318129297" table:formula="of:=IMABS([.F44])/[.$B$13]" table:style-name="ce1">
            <text:p>0.141151913</text:p>
          </table:table-cell>
          <table:table-cell office:value-type="float" office:value="-17.006264620486832" table:formula="of:=20*LOG(IMABS([.F44])/[.$B$13];10)" table:style-name="ce1">
            <text:p>-17.00626462</text:p>
          </table:table-cell>
          <table:table-cell office:value-type="float" office:value="-4.7686945567242143" table:formula="of:=([.N44]-[.N43])/[.$B$16]*[.$B$9]" table:style-name="ce1">
            <text:p>-4.768694557</text:p>
          </table:table-cell>
          <table:table-cell office:value-type="float" office:value="-0.79478242612070238" table:formula="of:=[.O44]/6" table:style-name="ce1">
            <text:p>-0.794782426</text:p>
          </table:table-cell>
          <table:table-cell office:value-type="float" office:value="-18.480186680810135" table:formula="of:=6/([.N44]-[.N43])*[.$B$16]" table:style-name="ce1">
            <text:p>-18.48018668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andwidth can be estimated by noting the highest rate of S points per Khz, and using BW = (freq per S point) * 1.4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he bandwidth is also the frequency difference between these S point slope maxima</text:p>
          </table:table-cell>
          <table:table-cell table:number-columns-repeated="16382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title/>
    <dc:description/>
    <dc:subject/>
    <meta:initial-creator/>
    <dc:creator>Colin Berry</dc:creator>
    <meta:creation-date>2017-02-15T22:54:17Z</meta:creation-date>
    <dc:date>2023-07-03T22:05:07Z</dc:date>
    <meta:editing-cycles>9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189.9496062992126pt" svg:width="360.056850393700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J18" chart:values-cell-range-address="Sheet1.J19:.J44" chart:class="chart:scatter" chart:attached-axis="primary-y" chart:style-name="G0S0">
            <chart:domain table:cell-range-address="Sheet1.I19:.I44"/>
            <chart:data-point chart:repeated="26"/>
          </chart:series>
          <chart:series chart:label-cell-address="Sheet1.K18" chart:values-cell-range-address="Sheet1.K19:.K44" chart:class="chart:scatter" chart:attached-axis="primary-y" chart:style-name="G0S1">
            <chart:domain table:cell-range-address="Sheet1.I19:.I44"/>
            <chart:data-point chart:repeated="26"/>
          </chart:series>
          <chart:series chart:label-cell-address="Sheet1.L18" chart:values-cell-range-address="Sheet1.L19:.L44" chart:class="chart:scatter" chart:attached-axis="primary-y" chart:style-name="G0S2">
            <chart:domain table:cell-range-address="Sheet1.I19:.I44"/>
            <chart:data-point chart:repeated="26"/>
          </chart:series>
          <chart:series chart:label-cell-address="Sheet1.M18" chart:values-cell-range-address="Sheet1.M19:.M44" chart:class="chart:scatter" chart:attached-axis="primary-y" chart:style-name="G0S3">
            <chart:domain table:cell-range-address="Sheet1.I19:.I44"/>
            <chart:data-point chart:repeated="2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